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Filled_20_Blue">
      <style:graphic-properties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2" style:family="graphic" style:parent-style-name="Filled_20_Blue">
      <style:graphic-properties draw:textarea-horizontal-align="justify" draw:textarea-vertical-align="middle" draw:auto-grow-height="false" fo:min-height="0.53cm" fo:min-width="0.794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Filled_20_Blue">
      <style:graphic-properties svg:stroke-color="#000000" draw:marker-end="Arrowheads_20_7" draw:textarea-horizontal-align="justify" draw:textarea-vertical-align="middle" draw:auto-grow-height="false" fo:min-height="1.006cm" fo:min-width="1.011cm" style:writing-mode="lr-tb" loext:decorative="false"/>
      <style:paragraph-properties style:writing-mode="lr-tb"/>
    </style:style>
    <style:style style:name="gr6" style:family="graphic" style:parent-style-name="Filled_20_Blue">
      <style:graphic-properties svg:stroke-color="#000000" draw:marker-end="Arrowheads_20_7" draw:textarea-horizontal-align="justify" draw:textarea-vertical-align="middle" draw:auto-grow-height="false" fo:min-height="1.007cm" fo:min-width="1.011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0" style:family="graphic" style:parent-style-name="Filled_20_Red">
      <style:graphic-properties draw:fill-gradient-name="Gradient_20_48" draw:textarea-horizontal-align="justify" draw:textarea-vertical-align="middle" draw:auto-grow-height="false" fo:min-height="0.898cm" fo:min-width="0.898cm" loext:decorative="false"/>
    </style:style>
    <style:style style:name="gr11" style:family="graphic" style:parent-style-name="Filled_20_Red">
      <style:graphic-properties draw:textarea-horizontal-align="justify" draw:textarea-vertical-align="middle" draw:auto-grow-height="false" fo:min-height="0.898cm" fo:min-width="0.898cm" loext:decorative="false"/>
    </style:style>
    <style:style style:name="gr12" style:family="graphic" style:parent-style-name="Filled_20_Red">
      <style:graphic-properties draw:fill-gradient-name="Gradient_20_46" draw:textarea-horizontal-align="justify" draw:textarea-vertical-align="middle" draw:auto-grow-height="false" fo:min-height="0.898cm" fo:min-width="0.898cm" loext:decorative="false"/>
    </style:style>
    <style:style style:name="gr13" style:family="graphic" style:parent-style-name="Filled_20_Red">
      <style:graphic-properties draw:fill-gradient-name="Gradient_20_19" draw:textarea-horizontal-align="justify" draw:textarea-vertical-align="middle" draw:auto-grow-height="false" fo:min-height="0.898cm" fo:min-width="0.898cm" loext:decorative="false"/>
    </style:style>
    <style:style style:name="gr14" style:family="graphic" style:parent-style-name="Filled_20_Red">
      <style:graphic-properties draw:fill-gradient-name="Gradient_20_43" draw:textarea-horizontal-align="justify" draw:textarea-vertical-align="middle" draw:auto-grow-height="false" fo:min-height="0.898cm" fo:min-width="0.898cm" loext:decorative="false"/>
    </style:style>
    <style:style style:name="gr15" style:family="graphic" style:parent-style-name="Filled_20_Red">
      <style:graphic-properties draw:fill-gradient-name="Gradient_20_40" draw:textarea-horizontal-align="justify" draw:textarea-vertical-align="middle" draw:auto-grow-height="false" fo:min-height="0.898cm" fo:min-width="0.898cm" loext:decorative="false"/>
    </style:style>
    <style:style style:name="gr16" style:family="graphic" style:parent-style-name="Filled_20_Red">
      <style:graphic-properties draw:fill-gradient-name="Gradient_20_41" draw:textarea-horizontal-align="justify" draw:textarea-vertical-align="middle" draw:auto-grow-height="false" fo:min-height="0.898cm" fo:min-width="0.898cm" loext:decorative="false"/>
    </style:style>
    <style:style style:name="gr17" style:family="graphic" style:parent-style-name="Filled_20_Red">
      <style:graphic-properties draw:fill-gradient-name="Gradient_20_50" draw:textarea-horizontal-align="justify" draw:textarea-vertical-align="middle" draw:auto-grow-height="false" fo:min-height="0.898cm" fo:min-width="0.898cm" loext:decorative="false"/>
    </style:style>
    <style:style style:name="gr18" style:family="graphic" style:parent-style-name="Filled_20_Red">
      <style:graphic-properties draw:fill-gradient-name="Gradient_20_22" draw:textarea-horizontal-align="justify" draw:textarea-vertical-align="middle" draw:auto-grow-height="false" fo:min-height="0.898cm" fo:min-width="0.898cm" loext:decorative="false"/>
    </style:style>
    <style:style style:name="gr19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7" style:family="graphic" style:parent-style-name="Filled_20_Yellow">
      <style:graphic-properties draw:textarea-horizontal-align="justify" draw:textarea-vertical-align="middle" draw:auto-grow-height="false" fo:min-height="0.898cm" fo:min-width="0.898cm" loext:decorative="false"/>
    </style:style>
    <style:style style:name="gr28" style:family="graphic" style:parent-style-name="Filled_20_Yellow">
      <style:graphic-properties draw:fill-gradient-name="Gradient_20_69" draw:textarea-horizontal-align="justify" draw:textarea-vertical-align="middle" draw:auto-grow-height="false" fo:min-height="0.898cm" fo:min-width="0.898cm" loext:decorative="false"/>
    </style:style>
    <style:style style:name="gr29" style:family="graphic" style:parent-style-name="Filled_20_Yellow">
      <style:graphic-properties draw:fill-gradient-name="Gradient_20_59" draw:textarea-horizontal-align="justify" draw:textarea-vertical-align="middle" draw:auto-grow-height="false" fo:min-height="0.898cm" fo:min-width="0.898cm" loext:decorative="false"/>
    </style:style>
    <style:style style:name="gr30" style:family="graphic" style:parent-style-name="Filled_20_Yellow">
      <style:graphic-properties draw:fill-gradient-name="Gradient_20_60" draw:textarea-horizontal-align="justify" draw:textarea-vertical-align="middle" draw:auto-grow-height="false" fo:min-height="0.898cm" fo:min-width="0.898cm" loext:decorative="false"/>
    </style:style>
    <style:style style:name="gr31" style:family="graphic" style:parent-style-name="Filled_20_Yellow">
      <style:graphic-properties draw:fill-gradient-name="Gradient_20_72" draw:textarea-horizontal-align="justify" draw:textarea-vertical-align="middle" draw:auto-grow-height="false" fo:min-height="0.898cm" fo:min-width="0.898cm" loext:decorative="false"/>
    </style:style>
    <style:style style:name="gr32" style:family="graphic" style:parent-style-name="Filled_20_Yellow">
      <style:graphic-properties draw:fill-gradient-name="Gradient_20_65" draw:textarea-horizontal-align="justify" draw:textarea-vertical-align="middle" draw:auto-grow-height="false" fo:min-height="0.898cm" fo:min-width="0.898cm" loext:decorative="false"/>
    </style:style>
    <style:style style:name="gr33" style:family="graphic" style:parent-style-name="Filled_20_Yellow">
      <style:graphic-properties draw:fill-gradient-name="Gradient_20_74" draw:textarea-horizontal-align="justify" draw:textarea-vertical-align="middle" draw:auto-grow-height="false" fo:min-height="0.898cm" fo:min-width="0.898cm" loext:decorative="false"/>
    </style:style>
    <style:style style:name="gr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40" style:family="graphic" style:parent-style-name="Filled_20_Red">
      <style:graphic-properties draw:fill-gradient-name="Gradient_20_144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41" style:family="graphic" style:parent-style-name="Filled_20_Red">
      <style:graphic-properties draw:fill-gradient-name="Gradient_20_148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42" style:family="graphic" style:parent-style-name="Filled_20_Red">
      <style:graphic-properties draw:fill-gradient-name="Gradient_20_105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43" style:family="graphic" style:parent-style-name="Filled_20_Red">
      <style:graphic-properties draw:fill-gradient-name="Gradient_20_139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44" style:family="graphic" style:parent-style-name="Filled_20_Red">
      <style:graphic-properties draw:fill-gradient-name="Gradient_20_106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45" style:family="graphic" style:parent-style-name="Filled_20_Red">
      <style:graphic-properties draw:fill-gradient-name="Gradient_20_124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46" style:family="graphic" style:parent-style-name="Filled_20_Red">
      <style:graphic-properties draw:fill-gradient-name="Gradient_20_134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47" style:family="graphic" style:parent-style-name="Filled_20_Red">
      <style:graphic-properties draw:fill-gradient-name="Gradient_20_118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48" style:family="graphic" style:parent-style-name="Filled_20_Red">
      <style:graphic-properties draw:fill-gradient-name="Gradient_20_142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49" style:family="graphic" style:parent-style-name="objectwithoutfill">
      <style:graphic-properties draw:marker-start="" draw:marker-start-width="0.3cm" draw:marker-end="Arrow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start="" draw:marker-start-width="0.3cm" draw:marker-end="Arrowheads_20_48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52" style:family="graphic" style:parent-style-name="Filled_20_Red">
      <style:graphic-properties draw:fill-gradient-name="Gradient_20_48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53" style:family="graphic" style:parent-style-name="Filled_20_Red">
      <style:graphic-properties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54" style:family="graphic" style:parent-style-name="Filled_20_Red">
      <style:graphic-properties draw:fill-gradient-name="Gradient_20_46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55" style:family="graphic" style:parent-style-name="Filled_20_Red">
      <style:graphic-properties draw:fill-gradient-name="Gradient_20_19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56" style:family="graphic" style:parent-style-name="Filled_20_Red">
      <style:graphic-properties draw:fill-gradient-name="Gradient_20_43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57" style:family="graphic" style:parent-style-name="Filled_20_Red">
      <style:graphic-properties draw:fill-gradient-name="Gradient_20_40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58" style:family="graphic" style:parent-style-name="Filled_20_Red">
      <style:graphic-properties draw:fill-gradient-name="Gradient_20_41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59" style:family="graphic" style:parent-style-name="Filled_20_Red">
      <style:graphic-properties draw:fill-gradient-name="Gradient_20_50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60" style:family="graphic" style:parent-style-name="Filled_20_Red">
      <style:graphic-properties draw:fill-gradient-name="Gradient_20_22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61" style:family="graphic" style:parent-style-name="objectwithoutfill">
      <style:graphic-properties draw:marker-start="Arrowheads_20_43" draw:marker-start-width="0.3cm" draw:marker-end="Arrowheads_20_44" draw:marker-end-width="0.3cm" draw:fill="none" draw:textarea-vertical-align="middle" loext:decorative="false"/>
    </style:style>
    <style:style style:name="gr62" style:family="graphic" style:parent-style-name="objectwithoutfill">
      <style:graphic-properties draw:marker-end="Arrowheads_20_45" draw:marker-end-width="0.3cm" draw:fill="none" draw:textarea-vertical-align="middle" loext:decorative="false"/>
    </style:style>
    <style:style style:name="gr63" style:family="graphic" style:parent-style-name="standard">
      <style:graphic-properties draw:textarea-vertical-align="middle" draw:auto-grow-height="false" fo:min-height="1.021cm" fo:min-width="0.453cm" fo:wrap-option="wrap" loext:decorative="false"/>
    </style:style>
    <style:style style:name="gr64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65" style:family="graphic" style:parent-style-name="Filled_20_Yellow">
      <style:graphic-properties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66" style:family="graphic" style:parent-style-name="Filled_20_Yellow">
      <style:graphic-properties draw:fill-gradient-name="Gradient_20_69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67" style:family="graphic" style:parent-style-name="Filled_20_Yellow">
      <style:graphic-properties draw:fill-gradient-name="Gradient_20_59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68" style:family="graphic" style:parent-style-name="Filled_20_Yellow">
      <style:graphic-properties draw:fill-gradient-name="Gradient_20_60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69" style:family="graphic" style:parent-style-name="Filled_20_Yellow">
      <style:graphic-properties draw:fill-gradient-name="Gradient_20_72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70" style:family="graphic" style:parent-style-name="Filled_20_Yellow">
      <style:graphic-properties draw:fill-gradient-name="Gradient_20_65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71" style:family="graphic" style:parent-style-name="Filled_20_Yellow">
      <style:graphic-properties draw:fill-gradient-name="Gradient_20_74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72" style:family="graphic" style:parent-style-name="objectwithoutfill">
      <style:graphic-properties draw:marker-start="" draw:marker-start-width="0.3cm" draw:marker-end="Arrowheads_20_50" draw:marker-end-width="0.3cm" draw:fill="none" draw:textarea-vertical-align="middle" loext:decorative="false"/>
    </style:style>
    <style:style style:name="gr73" style:family="graphic" style:parent-style-name="objectwithoutfill">
      <style:graphic-properties draw:marker-start="" draw:marker-start-width="0.3cm" draw:marker-end="Arrowheads_20_52" draw:marker-end-width="0.3cm" draw:fill="none" draw:textarea-vertical-align="middle" loext:decorative="false"/>
    </style:style>
    <style:style style:name="gr74" style:family="graphic" style:parent-style-name="objectwithoutfill">
      <style:graphic-properties draw:marker-end="Arrowheads_20_53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start="" draw:marker-start-width="0.3cm" draw:marker-end="Arrowheads_20_60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start="" draw:marker-start-width="0.3cm" draw:marker-end="Arrowheads_20_62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81" style:family="graphic" style:parent-style-name="Filled_20_Yellow">
      <style:graphic-properties draw:fill-gradient-name="Gradient_20_155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82" style:family="graphic" style:parent-style-name="Filled_20_Yellow">
      <style:graphic-properties draw:fill-gradient-name="Gradient_20_168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83" style:family="graphic" style:parent-style-name="Filled_20_Yellow">
      <style:graphic-properties draw:fill-gradient-name="Gradient_20_157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84" style:family="graphic" style:parent-style-name="Filled_20_Yellow">
      <style:graphic-properties draw:fill-gradient-name="Gradient_20_172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85" style:family="graphic" style:parent-style-name="Filled_20_Yellow">
      <style:graphic-properties draw:fill-gradient-name="Gradient_20_160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86" style:family="graphic" style:parent-style-name="Filled_20_Yellow">
      <style:graphic-properties draw:fill-gradient-name="Gradient_20_176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87" style:family="graphic" style:parent-style-name="Filled_20_Yellow">
      <style:graphic-properties draw:fill-gradient-name="Gradient_20_174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88" style:family="graphic" style:parent-style-name="Filled_20_Green">
      <style:graphic-properties svg:stroke-color="#000000" draw:marker-end="Arrowheads_20_1" draw:textarea-horizontal-align="justify" draw:textarea-vertical-align="middle" draw:auto-grow-height="false" fo:min-height="0.878cm" fo:min-width="0.883cm" style:writing-mode="lr-tb" loext:decorative="false"/>
      <style:paragraph-properties style:writing-mode="lr-tb"/>
    </style:style>
    <style:style style:name="gr89" style:family="graphic" style:parent-style-name="Filled_20_Green">
      <style:graphic-properties svg:stroke-color="#000000" draw:marker-end="Arrowheads_20_1" draw:textarea-horizontal-align="justify" draw:textarea-vertical-align="middle" draw:auto-grow-height="false" fo:min-height="0.898cm" fo:min-width="0.898cm" style:writing-mode="lr-tb" loext:decorative="false"/>
      <style:paragraph-properties style:writing-mode="lr-tb"/>
    </style:style>
    <style:style style:name="gr90" style:family="graphic" style:parent-style-name="Filled_20_Green">
      <style:graphic-properties svg:stroke-color="#000000" draw:marker-end="Arrowheads_20_1" draw:textarea-horizontal-align="justify" draw:textarea-vertical-align="middle" draw:auto-grow-height="false" fo:min-height="0.424cm" fo:min-width="0.636cm" style:writing-mode="lr-tb" loext:decorative="false"/>
      <style:paragraph-properties style:writing-mode="lr-tb"/>
    </style:style>
    <style:style style:name="gr91" style:family="graphic" style:parent-style-name="Filled_20_Green">
      <style:graphic-properties svg:stroke-width="0.028cm" svg:stroke-color="#000000" draw:marker-start-width="0.242cm" draw:marker-end="Arrowheads_20_1" draw:marker-end-width="0.242cm" draw:fill-color="#000000" draw:textarea-horizontal-align="justify" draw:textarea-vertical-align="middle" draw:auto-grow-height="false" fo:min-height="0.424cm" fo:min-width="0.636cm" style:writing-mode="lr-tb" loext:decorative="false"/>
      <style:paragraph-properties style:writing-mode="lr-tb"/>
    </style:style>
    <style:style style:name="gr92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94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95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96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99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100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101" style:family="graphic" style:parent-style-name="objectwithoutfill">
      <style:graphic-properties draw:marker-end="Arrowheads_20_65" draw:marker-end-width="0.3cm" draw:fill="none" draw:textarea-vertical-align="middle" loext:decorative="false"/>
    </style:style>
    <style:style style:name="gr102" style:family="graphic" style:parent-style-name="objectwithoutfill">
      <style:graphic-properties draw:marker-end="Arrowheads_20_66" draw:marker-end-width="0.3cm" draw:fill="none" draw:textarea-vertical-align="middle" loext:decorative="false"/>
    </style:style>
    <style:style style:name="gr103" style:family="graphic" style:parent-style-name="objectwithoutfill">
      <style:graphic-properties draw:marker-end="Arrowheads_20_67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105" style:family="graphic" style:parent-style-name="objectwithoutfill">
      <style:graphic-properties draw:marker-end="Arrowheads_20_70" draw:marker-end-width="0.3cm" draw:fill="none" draw:textarea-vertical-align="middle" loext:decorative="false"/>
    </style:style>
    <style:style style:name="gr106" style:family="graphic" style:parent-style-name="objectwithoutfill">
      <style:graphic-properties draw:marker-end="Arrowheads_20_72" draw:marker-end-width="0.3cm" draw:fill="none" draw:textarea-vertical-align="middle" loext:decorative="false"/>
    </style:style>
    <style:style style:name="gr107" style:family="graphic" style:parent-style-name="objectwithoutfill">
      <style:graphic-properties draw:marker-end="Arrowheads_20_73" draw:marker-end-width="0.3cm" draw:fill="none" draw:textarea-vertical-align="middle" loext:decorative="false"/>
    </style:style>
    <style:style style:name="gr108" style:family="graphic" style:parent-style-name="objectwithoutfill">
      <style:graphic-properties draw:marker-end="Arrowheads_20_76" draw:marker-end-width="0.3cm" draw:fill="none" draw:textarea-vertical-align="middle" loext:decorative="false"/>
    </style:style>
    <style:style style:name="gr109" style:family="graphic" style:parent-style-name="objectwithoutfill">
      <style:graphic-properties draw:marker-end="Arrowheads_20_77" draw:marker-end-width="0.3cm" draw:fill="none" draw:textarea-vertical-align="middle" loext:decorative="fals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111" style:family="graphic" style:parent-style-name="objectwithoutfill">
      <style:graphic-properties draw:marker-end="Arrowheads_20_80" draw:marker-end-width="0.3cm" draw:fill="none" draw:textarea-vertical-align="middle" loext:decorative="false"/>
    </style:style>
    <style:style style:name="gr112" style:family="graphic" style:parent-style-name="objectwithoutfill">
      <style:graphic-properties draw:marker-end="Arrowheads_20_81" draw:marker-end-width="0.3cm" draw:fill="none" draw:textarea-vertical-align="middle" loext:decorative="false"/>
    </style:style>
    <style:style style:name="gr113" style:family="graphic" style:parent-style-name="objectwithoutfill">
      <style:graphic-properties draw:marker-end="Arrowheads_20_83" draw:marker-end-width="0.3cm" draw:fill="none" draw:textarea-vertical-align="middle" loext:decorative="false"/>
    </style:style>
    <style:style style:name="gr114" style:family="graphic" style:parent-style-name="objectwithoutfill">
      <style:graphic-properties draw:marker-end="Arrowheads_20_84" draw:marker-end-width="0.3cm" draw:fill="none" draw:textarea-vertical-align="middle" loext:decorative="false"/>
    </style:style>
    <style:style style:name="gr115" style:family="graphic" style:parent-style-name="objectwithoutfill">
      <style:graphic-properties draw:marker-start="" draw:marker-start-width="0.3cm" draw:marker-end="Arrowheads_20_88" draw:marker-end-width="0.3cm" draw:fill="none" draw:textarea-vertical-align="middle" loext:decorative="false"/>
    </style:style>
    <style:style style:name="gr116" style:family="graphic" style:parent-style-name="objectwithoutfill">
      <style:graphic-properties draw:marker-start="" draw:marker-start-width="0.3cm" draw:marker-end="Arrowheads_20_90" draw:marker-end-width="0.3cm" draw:fill="none" draw:textarea-vertical-align="middle" loext:decorative="false"/>
    </style:style>
    <style:style style:name="gr117" style:family="graphic" style:parent-style-name="objectwithoutfill">
      <style:graphic-properties draw:marker-start="" draw:marker-start-width="0.3cm" draw:marker-end="Arrowheads_20_92" draw:marker-end-width="0.3cm" draw:fill="none" draw:textarea-vertical-align="middle" loext:decorative="false"/>
    </style:style>
    <style:style style:name="gr118" style:family="graphic" style:parent-style-name="objectwithoutfill">
      <style:graphic-properties draw:marker-end="Arrowheads_20_93" draw:marker-end-width="0.3cm" draw:fill="none" draw:textarea-vertical-align="middle" loext:decorative="false"/>
    </style:style>
    <style:style style:name="gr119" style:family="graphic" style:parent-style-name="objectwithoutfill">
      <style:graphic-properties draw:marker-end="Arrowheads_20_94" draw:marker-end-width="0.3cm" draw:fill="none" draw:textarea-vertical-align="middle" loext:decorative="false"/>
    </style:style>
    <style:style style:name="gr120" style:family="graphic" style:parent-style-name="objectwithoutfill">
      <style:graphic-properties draw:marker-end="Arrowheads_20_95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gradient-name="Gradient_20_48"/>
      <style:paragraph-properties fo:text-align="center"/>
    </style:style>
    <style:style style:name="P5" style:family="paragraph">
      <loext:graphic-properties draw:fill-gradient-name="Gradient_20_46"/>
      <style:paragraph-properties fo:text-align="center"/>
    </style:style>
    <style:style style:name="P6" style:family="paragraph">
      <loext:graphic-properties draw:fill-gradient-name="Gradient_20_19"/>
      <style:paragraph-properties fo:text-align="center"/>
    </style:style>
    <style:style style:name="P7" style:family="paragraph">
      <loext:graphic-properties draw:fill-gradient-name="Gradient_20_43"/>
      <style:paragraph-properties fo:text-align="center"/>
    </style:style>
    <style:style style:name="P8" style:family="paragraph">
      <loext:graphic-properties draw:fill-gradient-name="Gradient_20_40"/>
      <style:paragraph-properties fo:text-align="center"/>
    </style:style>
    <style:style style:name="P9" style:family="paragraph">
      <loext:graphic-properties draw:fill-gradient-name="Gradient_20_41"/>
      <style:paragraph-properties fo:text-align="center"/>
    </style:style>
    <style:style style:name="P10" style:family="paragraph">
      <loext:graphic-properties draw:fill-gradient-name="Gradient_20_50"/>
      <style:paragraph-properties fo:text-align="center"/>
    </style:style>
    <style:style style:name="P11" style:family="paragraph">
      <loext:graphic-properties draw:fill-gradient-name="Gradient_20_22"/>
      <style:paragraph-properties fo:text-align="center"/>
    </style:style>
    <style:style style:name="P12" style:family="paragraph">
      <loext:graphic-properties draw:fill-gradient-name="Gradient_20_69"/>
      <style:paragraph-properties fo:text-align="center"/>
    </style:style>
    <style:style style:name="P13" style:family="paragraph">
      <loext:graphic-properties draw:fill-gradient-name="Gradient_20_59"/>
      <style:paragraph-properties fo:text-align="center"/>
    </style:style>
    <style:style style:name="P14" style:family="paragraph">
      <loext:graphic-properties draw:fill-gradient-name="Gradient_20_60"/>
      <style:paragraph-properties fo:text-align="center"/>
    </style:style>
    <style:style style:name="P15" style:family="paragraph">
      <loext:graphic-properties draw:fill-gradient-name="Gradient_20_72"/>
      <style:paragraph-properties fo:text-align="center"/>
    </style:style>
    <style:style style:name="P16" style:family="paragraph">
      <loext:graphic-properties draw:fill-gradient-name="Gradient_20_65"/>
      <style:paragraph-properties fo:text-align="center"/>
    </style:style>
    <style:style style:name="P17" style:family="paragraph">
      <loext:graphic-properties draw:fill-gradient-name="Gradient_20_74"/>
      <style:paragraph-properties fo:text-align="center"/>
    </style:style>
    <style:style style:name="P18" style:family="paragraph">
      <loext:graphic-properties draw:fill-gradient-name="Gradient_20_144"/>
      <style:paragraph-properties fo:text-align="center" style:writing-mode="lr-tb"/>
    </style:style>
    <style:style style:name="P19" style:family="paragraph">
      <loext:graphic-properties draw:fill-gradient-name="Gradient_20_148"/>
      <style:paragraph-properties fo:text-align="center" style:writing-mode="lr-tb"/>
    </style:style>
    <style:style style:name="P20" style:family="paragraph">
      <loext:graphic-properties draw:fill-gradient-name="Gradient_20_105"/>
      <style:paragraph-properties fo:text-align="center" style:writing-mode="lr-tb"/>
    </style:style>
    <style:style style:name="P21" style:family="paragraph">
      <loext:graphic-properties draw:fill-gradient-name="Gradient_20_139"/>
      <style:paragraph-properties fo:text-align="center" style:writing-mode="lr-tb"/>
    </style:style>
    <style:style style:name="P22" style:family="paragraph">
      <loext:graphic-properties draw:fill-gradient-name="Gradient_20_106"/>
      <style:paragraph-properties fo:text-align="center" style:writing-mode="lr-tb"/>
    </style:style>
    <style:style style:name="P23" style:family="paragraph">
      <loext:graphic-properties draw:fill-gradient-name="Gradient_20_124"/>
      <style:paragraph-properties fo:text-align="center" style:writing-mode="lr-tb"/>
    </style:style>
    <style:style style:name="P24" style:family="paragraph">
      <loext:graphic-properties draw:fill-gradient-name="Gradient_20_134"/>
      <style:paragraph-properties fo:text-align="center" style:writing-mode="lr-tb"/>
    </style:style>
    <style:style style:name="P25" style:family="paragraph">
      <loext:graphic-properties draw:fill-gradient-name="Gradient_20_118"/>
      <style:paragraph-properties fo:text-align="center" style:writing-mode="lr-tb"/>
    </style:style>
    <style:style style:name="P26" style:family="paragraph">
      <loext:graphic-properties draw:fill-gradient-name="Gradient_20_142"/>
      <style:paragraph-properties fo:text-align="center" style:writing-mode="lr-tb"/>
    </style:style>
    <style:style style:name="P27" style:family="paragraph">
      <style:paragraph-properties fo:text-align="center"/>
      <style:text-properties fo:font-size="16pt" style:font-size-asian="28pt" style:font-size-complex="28pt"/>
    </style:style>
    <style:style style:name="P28" style:family="paragraph">
      <loext:graphic-properties draw:fill-gradient-name="Gradient_20_144"/>
      <style:paragraph-properties fo:text-align="center" style:writing-mode="lr-tb"/>
      <style:text-properties fo:font-size="16pt" style:font-size-asian="28pt" style:font-size-complex="28pt"/>
    </style:style>
    <style:style style:name="P29" style:family="paragraph">
      <style:paragraph-properties fo:text-align="center"/>
      <style:text-properties fo:font-size="20pt"/>
    </style:style>
    <style:style style:name="P30" style:family="paragraph">
      <loext:graphic-properties draw:fill-gradient-name="Gradient_20_105"/>
      <style:paragraph-properties fo:text-align="center" style:writing-mode="lr-tb"/>
      <style:text-properties fo:font-size="20pt"/>
    </style:style>
    <style:style style:name="P31" style:family="paragraph">
      <style:paragraph-properties fo:text-align="center"/>
      <style:text-properties style:text-underline-style="solid" style:text-underline-width="auto" style:text-underline-color="font-color"/>
    </style:style>
    <style:style style:name="P32" style:family="paragraph">
      <loext:graphic-properties draw:fill-gradient-name="Gradient_20_48"/>
      <style:paragraph-properties fo:text-align="center" style:writing-mode="lr-tb"/>
      <style:text-properties style:text-underline-style="solid" style:text-underline-width="auto" style:text-underline-color="font-color"/>
    </style:style>
    <style:style style:name="P33" style:family="paragraph">
      <loext:graphic-properties draw:fill-gradient-name="Gradient_20_46"/>
      <style:paragraph-properties fo:text-align="center" style:writing-mode="lr-tb"/>
      <style:text-properties style:text-underline-style="solid" style:text-underline-width="auto" style:text-underline-color="font-color"/>
    </style:style>
    <style:style style:name="P34" style:family="paragraph">
      <loext:graphic-properties draw:fill-gradient-name="Gradient_20_19"/>
      <style:paragraph-properties fo:text-align="center" style:writing-mode="lr-tb"/>
    </style:style>
    <style:style style:name="P35" style:family="paragraph">
      <loext:graphic-properties draw:fill-gradient-name="Gradient_20_43"/>
      <style:paragraph-properties fo:text-align="center" style:writing-mode="lr-tb"/>
    </style:style>
    <style:style style:name="P36" style:family="paragraph">
      <loext:graphic-properties draw:fill-gradient-name="Gradient_20_40"/>
      <style:paragraph-properties fo:text-align="center" style:writing-mode="lr-tb"/>
    </style:style>
    <style:style style:name="P37" style:family="paragraph">
      <loext:graphic-properties draw:fill-gradient-name="Gradient_20_41"/>
      <style:paragraph-properties fo:text-align="center" style:writing-mode="lr-tb"/>
    </style:style>
    <style:style style:name="P38" style:family="paragraph">
      <loext:graphic-properties draw:fill-gradient-name="Gradient_20_50"/>
      <style:paragraph-properties fo:text-align="center" style:writing-mode="lr-tb"/>
    </style:style>
    <style:style style:name="P39" style:family="paragraph">
      <loext:graphic-properties draw:fill-gradient-name="Gradient_20_22"/>
      <style:paragraph-properties fo:text-align="center" style:writing-mode="lr-tb"/>
    </style:style>
    <style:style style:name="P40" style:family="paragraph">
      <style:paragraph-properties fo:text-align="center"/>
      <style:text-properties style:text-underline-style="none"/>
    </style:style>
    <style:style style:name="P41" style:family="paragraph">
      <loext:graphic-properties draw:fill-gradient-name="Gradient_20_48"/>
      <style:paragraph-properties fo:text-align="center" style:writing-mode="lr-tb"/>
      <style:text-properties style:text-underline-style="none"/>
    </style:style>
    <style:style style:name="P42" style:family="paragraph">
      <loext:graphic-properties draw:fill-gradient-name="Gradient_20_46"/>
      <style:paragraph-properties fo:text-align="center" style:writing-mode="lr-tb"/>
      <style:text-properties style:text-underline-style="none"/>
    </style:style>
    <style:style style:name="P43" style:family="paragraph">
      <loext:graphic-properties draw:fill-gradient-name="Gradient_20_69"/>
      <style:paragraph-properties fo:text-align="center" style:writing-mode="lr-tb"/>
    </style:style>
    <style:style style:name="P44" style:family="paragraph">
      <loext:graphic-properties draw:fill-gradient-name="Gradient_20_59"/>
      <style:paragraph-properties fo:text-align="center" style:writing-mode="lr-tb"/>
    </style:style>
    <style:style style:name="P45" style:family="paragraph">
      <loext:graphic-properties draw:fill-gradient-name="Gradient_20_60"/>
      <style:paragraph-properties fo:text-align="center" style:writing-mode="lr-tb"/>
    </style:style>
    <style:style style:name="P46" style:family="paragraph">
      <loext:graphic-properties draw:fill-gradient-name="Gradient_20_72"/>
      <style:paragraph-properties fo:text-align="center" style:writing-mode="lr-tb"/>
    </style:style>
    <style:style style:name="P47" style:family="paragraph">
      <loext:graphic-properties draw:fill-gradient-name="Gradient_20_65"/>
      <style:paragraph-properties fo:text-align="center" style:writing-mode="lr-tb"/>
    </style:style>
    <style:style style:name="P48" style:family="paragraph">
      <loext:graphic-properties draw:fill-gradient-name="Gradient_20_74"/>
      <style:paragraph-properties fo:text-align="center" style:writing-mode="lr-tb"/>
    </style:style>
    <style:style style:name="P49" style:family="paragraph">
      <style:paragraph-properties fo:text-align="center"/>
      <style:text-properties fo:font-size="20pt" style:text-underline-style="solid" style:text-underline-width="auto" style:text-underline-color="font-color"/>
    </style:style>
    <style:style style:name="P50" style:family="paragraph">
      <loext:graphic-properties draw:fill-gradient-name="Gradient_20_59"/>
      <style:paragraph-properties fo:text-align="center" style:writing-mode="lr-tb"/>
      <style:text-properties fo:font-size="20pt" style:text-underline-style="solid" style:text-underline-width="auto" style:text-underline-color="font-color"/>
    </style:style>
    <style:style style:name="P51" style:family="paragraph">
      <style:paragraph-properties fo:text-align="center"/>
      <style:text-properties fo:font-size="20pt" style:text-underline-style="solid" style:text-underline-width="auto" style:text-underline-color="font-color" style:font-size-asian="20pt" style:font-size-complex="20pt"/>
    </style:style>
    <style:style style:name="P52" style:family="paragraph">
      <loext:graphic-properties draw:fill-gradient-name="Gradient_20_60"/>
      <style:paragraph-properties fo:text-align="center" style:writing-mode="lr-tb"/>
      <style:text-properties fo:font-size="20pt" style:text-underline-style="solid" style:text-underline-width="auto" style:text-underline-color="font-color" style:font-size-asian="20pt" style:font-size-complex="20pt"/>
    </style:style>
    <style:style style:name="P53" style:family="paragraph">
      <style:paragraph-properties fo:text-align="center" style:writing-mode="lr-tb"/>
      <style:text-properties fo:font-size="20pt" style:text-underline-style="solid" style:text-underline-width="auto" style:text-underline-color="font-color"/>
    </style:style>
    <style:style style:name="P54" style:family="paragraph">
      <loext:graphic-properties draw:fill-gradient-name="Gradient_20_60"/>
      <style:paragraph-properties fo:text-align="center" style:writing-mode="lr-tb"/>
      <style:text-properties fo:font-size="20pt" style:text-underline-style="solid" style:text-underline-width="auto" style:text-underline-color="font-color"/>
    </style:style>
    <style:style style:name="P55" style:family="paragraph">
      <loext:graphic-properties draw:fill-gradient-name="Gradient_20_155"/>
      <style:paragraph-properties fo:text-align="center" style:writing-mode="lr-tb"/>
    </style:style>
    <style:style style:name="P56" style:family="paragraph">
      <loext:graphic-properties draw:fill-gradient-name="Gradient_20_168"/>
      <style:paragraph-properties fo:text-align="center" style:writing-mode="lr-tb"/>
    </style:style>
    <style:style style:name="P57" style:family="paragraph">
      <loext:graphic-properties draw:fill-gradient-name="Gradient_20_157"/>
      <style:paragraph-properties fo:text-align="center" style:writing-mode="lr-tb"/>
    </style:style>
    <style:style style:name="P58" style:family="paragraph">
      <loext:graphic-properties draw:fill-gradient-name="Gradient_20_172"/>
      <style:paragraph-properties fo:text-align="center" style:writing-mode="lr-tb"/>
    </style:style>
    <style:style style:name="P59" style:family="paragraph">
      <loext:graphic-properties draw:fill-gradient-name="Gradient_20_160"/>
      <style:paragraph-properties fo:text-align="center" style:writing-mode="lr-tb"/>
    </style:style>
    <style:style style:name="P60" style:family="paragraph">
      <loext:graphic-properties draw:fill-gradient-name="Gradient_20_176"/>
      <style:paragraph-properties fo:text-align="center" style:writing-mode="lr-tb"/>
    </style:style>
    <style:style style:name="P61" style:family="paragraph">
      <loext:graphic-properties draw:fill-gradient-name="Gradient_20_174"/>
      <style:paragraph-properties fo:text-align="center" style:writing-mode="lr-tb"/>
    </style:style>
    <style:style style:name="P62" style:family="paragraph">
      <loext:graphic-properties draw:fill-gradient-name="Gradient_20_157"/>
      <style:paragraph-properties fo:text-align="center" style:writing-mode="lr-tb"/>
      <style:text-properties fo:font-size="20pt" style:text-underline-style="solid" style:text-underline-width="auto" style:text-underline-color="font-color"/>
    </style:style>
    <style:style style:name="P63" style:family="paragraph">
      <loext:graphic-properties draw:fill-gradient-name="Gradient_20_172"/>
      <style:paragraph-properties fo:text-align="center" style:writing-mode="lr-tb"/>
      <style:text-properties fo:font-size="20pt" style:text-underline-style="solid" style:text-underline-width="auto" style:text-underline-color="font-color" style:font-size-asian="20pt" style:font-size-complex="20pt"/>
    </style:style>
    <style:style style:name="P64" style:family="paragraph">
      <loext:graphic-properties draw:fill-gradient-name="Gradient_20_155"/>
      <style:paragraph-properties fo:text-align="center" style:writing-mode="lr-tb"/>
      <style:text-properties fo:font-size="20pt" style:text-underline-style="solid" style:text-underline-width="auto" style:text-underline-color="font-color"/>
    </style:style>
    <style:style style:name="P65" style:family="paragraph">
      <loext:graphic-properties draw:fill-gradient-name="Gradient_20_172"/>
      <style:paragraph-properties fo:text-align="center" style:writing-mode="lr-tb"/>
      <style:text-properties fo:font-size="20pt" style:text-underline-style="solid" style:text-underline-width="auto" style:text-underline-color="font-color"/>
    </style:style>
    <style:style style:name="P66" style:family="paragraph">
      <style:paragraph-properties fo:text-align="center"/>
      <style:text-properties fo:font-style="italic" fo:font-weight="normal" style:font-style-asian="italic" style:font-style-complex="italic"/>
    </style:style>
    <style:style style:name="P67" style:family="paragraph">
      <style:paragraph-properties fo:text-align="center" style:writing-mode="lr-tb"/>
      <style:text-properties fo:font-style="italic" fo:font-weight="normal" style:font-style-asian="italic" style:font-style-complex="italic"/>
    </style:style>
    <style:style style:name="P68" style:family="paragraph">
      <style:paragraph-properties fo:text-align="center"/>
      <style:text-properties fo:font-size="10pt" fo:font-style="italic" fo:font-weight="normal" style:font-size-asian="10pt" style:font-style-asian="italic" style:font-size-complex="10pt" style:font-style-complex="italic"/>
    </style:style>
    <style:style style:name="P69" style:family="paragraph">
      <loext:graphic-properties draw:fill-color="#000000"/>
      <style:paragraph-properties fo:text-align="center" style:writing-mode="lr-tb"/>
      <style:text-properties fo:font-size="10pt" fo:font-style="italic" fo:font-weight="normal" style:font-size-asian="10pt" style:font-style-asian="italic" style:font-size-complex="10pt" style:font-style-complex="italic"/>
    </style:style>
    <style:style style:name="P7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6pt" style:font-size-asian="28pt" style:font-size-complex="28pt"/>
    </style:style>
    <style:style style:name="T2" style:family="text">
      <style:text-properties fo:font-size="2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20pt" style:text-underline-style="solid" style:text-underline-width="auto" style:text-underline-color="font-color"/>
    </style:style>
    <style:style style:name="T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7" style:family="text">
      <style:text-properties fo:font-style="italic" fo:font-weight="normal" style:font-style-asian="italic" style:font-style-complex="italic"/>
    </style:style>
    <style:style style:name="T8" style:family="text">
      <style:text-properties fo:font-size="10pt" fo:font-style="italic" fo:font-weight="normal" style:font-size-asian="16pt" style:font-style-asian="italic" style:font-size-complex="16pt" style:font-style-complex="italic"/>
    </style:style>
    <style:style style:name="T9" style:family="text">
      <style:text-properties fo:font-size="10pt" fo:font-style="italic" fo:font-weight="normal" style:font-size-asian="10pt" style:font-style-asian="italic" style:font-size-complex="10pt" style:font-style-complex="italic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19.415cm" svg:y="1cm">
          <text:p text:style-name="P1">h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87cm" svg:height="1.588cm" svg:x="18.145cm" svg:y="2.587cm">
          <text:p text:style-name="P1">h-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line" svg:x1="19.602cm" svg:y1="2.084cm" svg:x2="18.939cm" svg:y2="2.587cm" draw:start-shape="id1" draw:start-glue-point="9" draw:end-shape="id2" draw:end-glue-point="4" svg:d="M19602 2084l-663 503" svg:viewBox="0 0 664 504">
          <text:p/>
        </draw:connector>
        <draw:g draw:style-name="gr4">
          <draw:custom-shape draw:style-name="gr5" draw:text-style-name="P2" xml:id="id3" draw:id="id3" draw:layer="layout" svg:width="1.429cm" svg:height="1.422cm" svg:x="24.077cm" svg:y="1cm">
            <text:p text:style-name="P1">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5" draw:id="id5" draw:layer="layout" svg:width="1.429cm" svg:height="1.423cm" svg:x="25.506cm" svg:y="2.777cm">
            <text:p text:style-name="P1">0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4" draw:id="id4" draw:layer="layout" svg:width="1.429cm" svg:height="1.423cm" svg:x="22.648cm" svg:y="2.777cm">
            <text:p text:style-name="P1">0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line" svg:x1="24.288cm" svg:y1="2.214cm" svg:x2="23.364cm" svg:y2="2.777cm" draw:start-shape="id3" draw:start-glue-point="9" draw:end-shape="id4" draw:end-glue-point="4" svg:d="M24288 2214l-924 563" svg:viewBox="0 0 925 564">
            <text:p/>
          </draw:connector>
          <draw:connector draw:style-name="gr8" draw:text-style-name="P3" draw:layer="layout" draw:type="line" svg:x1="25.299cm" svg:y1="2.214cm" svg:x2="26.222cm" svg:y2="2.777cm" draw:start-shape="id3" draw:start-glue-point="7" draw:end-shape="id5" draw:end-glue-point="4" svg:d="M25299 2214l923 563" svg:viewBox="0 0 924 564">
            <text:p/>
          </draw:connector>
        </draw:g>
        <draw:custom-shape draw:style-name="gr2" draw:text-style-name="P2" xml:id="id6" draw:id="id6" draw:layer="layout" svg:width="1.587cm" svg:height="1.588cm" svg:x="20.368cm" svg:y="2.587cm">
          <text:p text:style-name="P1">h-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3" draw:layer="layout" draw:type="line" svg:x1="20.5cm" svg:y1="2.084cm" svg:x2="21.162cm" svg:y2="2.587cm" draw:start-shape="id1" draw:start-glue-point="7" draw:end-shape="id6" draw:end-glue-point="4" svg:d="M20500 2084l662 503" svg:viewBox="0 0 663 504">
          <text:p/>
        </draw:connector>
        <draw:g draw:style-name="gr4">
          <draw:custom-shape draw:style-name="gr10" draw:text-style-name="P4" xml:id="id7" draw:id="id7" draw:layer="layout" svg:width="1.27cm" svg:height="1.27cm" svg:x="14.335cm" svg:y="6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xml:id="id8" draw:id="id8" draw:layer="layout" svg:width="1.27cm" svg:height="1.27cm" svg:x="11.795cm" svg:y="8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xml:id="id9" draw:id="id9" draw:layer="layout" svg:width="1.27cm" svg:height="1.27cm" svg:x="16.875cm" svg:y="8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xml:id="id10" draw:id="id10" draw:layer="layout" svg:width="1.27cm" svg:height="1.27cm" svg:x="14.97cm" svg:y="10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xml:id="id11" draw:id="id11" draw:layer="layout" svg:width="1.27cm" svg:height="1.27cm" svg:x="18.78cm" svg:y="10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xml:id="id14" draw:id="id14" draw:layer="layout" svg:width="1.27cm" svg:height="1.27cm" svg:x="17.827cm" svg:y="12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xml:id="id15" draw:id="id15" draw:layer="layout" svg:width="1.27cm" svg:height="1.27cm" svg:x="19.732cm" svg:y="12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xml:id="id12" draw:id="id12" draw:layer="layout" svg:width="1.27cm" svg:height="1.27cm" svg:x="14.017cm" svg:y="12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xml:id="id13" draw:id="id13" draw:layer="layout" svg:width="1.27cm" svg:height="1.27cm" svg:x="15.922cm" svg:y="12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3" draw:layer="layout" draw:type="line" svg:x1="14.521cm" svg:y1="7.481cm" svg:x2="12.43cm" svg:y2="8.937cm" draw:start-shape="id7" draw:start-glue-point="7" draw:end-shape="id8" draw:end-glue-point="4" svg:d="M14521 7481l-2091 1456" svg:viewBox="0 0 2092 1457">
            <text:p/>
          </draw:connector>
          <draw:connector draw:style-name="gr20" draw:text-style-name="P3" draw:layer="layout" draw:type="line" svg:x1="15.419cm" svg:y1="7.481cm" svg:x2="17.51cm" svg:y2="8.937cm" draw:start-shape="id7" draw:start-glue-point="9" draw:end-shape="id9" draw:end-glue-point="4" svg:d="M15419 7481l2091 1456" svg:viewBox="0 0 2092 1457">
            <text:p/>
          </draw:connector>
          <draw:connector draw:style-name="gr21" draw:text-style-name="P3" draw:layer="layout" draw:type="line" svg:x1="17.061cm" svg:y1="10.021cm" svg:x2="15.605cm" svg:y2="10.842cm" draw:start-shape="id9" draw:start-glue-point="7" draw:end-shape="id10" draw:end-glue-point="4" svg:d="M17061 10021l-1456 821" svg:viewBox="0 0 1457 822">
            <text:p/>
          </draw:connector>
          <draw:connector draw:style-name="gr22" draw:text-style-name="P3" draw:layer="layout" draw:type="line" svg:x1="17.959cm" svg:y1="10.021cm" svg:x2="19.415cm" svg:y2="10.842cm" draw:start-shape="id9" draw:start-glue-point="9" draw:end-shape="id11" draw:end-glue-point="4" svg:d="M17959 10021l1456 821" svg:viewBox="0 0 1457 822">
            <text:p/>
          </draw:connector>
          <draw:connector draw:style-name="gr23" draw:text-style-name="P3" draw:layer="layout" draw:type="line" svg:x1="15.156cm" svg:y1="11.926cm" svg:x2="14.652cm" svg:y2="12.429cm" draw:start-shape="id10" draw:start-glue-point="7" draw:end-shape="id12" draw:end-glue-point="4" svg:d="M15156 11926l-504 503" svg:viewBox="0 0 505 504">
            <text:p/>
          </draw:connector>
          <draw:connector draw:style-name="gr24" draw:text-style-name="P3" draw:layer="layout" draw:type="line" svg:x1="16.054cm" svg:y1="11.926cm" svg:x2="16.557cm" svg:y2="12.429cm" draw:start-shape="id10" draw:start-glue-point="9" draw:end-shape="id13" draw:end-glue-point="4" svg:d="M16054 11926l503 503" svg:viewBox="0 0 504 504">
            <text:p/>
          </draw:connector>
          <draw:connector draw:style-name="gr25" draw:text-style-name="P3" draw:layer="layout" draw:type="line" svg:x1="18.966cm" svg:y1="11.926cm" svg:x2="18.462cm" svg:y2="12.429cm" draw:start-shape="id11" draw:start-glue-point="7" draw:end-shape="id14" draw:end-glue-point="4" svg:d="M18966 11926l-504 503" svg:viewBox="0 0 505 504">
            <text:p/>
          </draw:connector>
          <draw:connector draw:style-name="gr26" draw:text-style-name="P3" draw:layer="layout" draw:type="line" svg:x1="19.864cm" svg:y1="11.926cm" svg:x2="20.367cm" svg:y2="12.429cm" draw:start-shape="id11" draw:start-glue-point="9" draw:end-shape="id15" draw:end-glue-point="4" svg:d="M19864 11926l503 503" svg:viewBox="0 0 504 504">
            <text:p/>
          </draw:connector>
        </draw:g>
        <draw:g draw:style-name="gr4">
          <draw:custom-shape draw:style-name="gr27" draw:text-style-name="P1" xml:id="id16" draw:id="id16" draw:layer="layout" svg:width="1.27cm" svg:height="1.27cm" svg:x="2.54cm" svg:y="0.3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2" xml:id="id17" draw:id="id17" draw:layer="layout" svg:width="1.27cm" svg:height="1.27cm" svg:x="0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3" xml:id="id18" draw:id="id18" draw:layer="layout" svg:width="1.27cm" svg:height="1.27cm" svg:x="5.08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4" xml:id="id19" draw:id="id19" draw:layer="layout" svg:width="1.27cm" svg:height="1.27cm" svg:x="3.81cm" svg:y="4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xml:id="id20" draw:id="id20" draw:layer="layout" svg:width="1.27cm" svg:height="1.27cm" svg:x="6.35cm" svg:y="4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6" xml:id="id21" draw:id="id21" draw:layer="layout" svg:width="1.27cm" svg:height="1.27cm" svg:x="2.858cm" svg:y="6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7" xml:id="id22" draw:id="id22" draw:layer="layout" svg:width="1.27cm" svg:height="1.27cm" svg:x="4.763cm" svg:y="6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3" draw:layer="layout" draw:type="line" svg:x1="2.726cm" svg:y1="1.449cm" svg:x2="0.635cm" svg:y2="2.905cm" draw:start-shape="id16" draw:start-glue-point="7" draw:end-shape="id17" draw:end-glue-point="4" svg:d="M2726 1449l-2091 1456" svg:viewBox="0 0 2092 1457">
            <text:p/>
          </draw:connector>
          <draw:connector draw:style-name="gr35" draw:text-style-name="P3" draw:layer="layout" draw:type="line" svg:x1="3.624cm" svg:y1="1.449cm" svg:x2="5.715cm" svg:y2="2.905cm" draw:start-shape="id16" draw:start-glue-point="9" draw:end-shape="id18" draw:end-glue-point="4" svg:d="M3624 1449l2091 1456" svg:viewBox="0 0 2092 1457">
            <text:p/>
          </draw:connector>
          <draw:connector draw:style-name="gr36" draw:text-style-name="P3" draw:layer="layout" draw:type="line" svg:x1="5.266cm" svg:y1="3.989cm" svg:x2="4.445cm" svg:y2="4.81cm" draw:start-shape="id18" draw:start-glue-point="7" draw:end-shape="id19" draw:end-glue-point="4" svg:d="M5266 3989l-821 821" svg:viewBox="0 0 822 822">
            <text:p/>
          </draw:connector>
          <draw:connector draw:style-name="gr37" draw:text-style-name="P3" draw:layer="layout" draw:type="line" svg:x1="6.164cm" svg:y1="3.989cm" svg:x2="6.985cm" svg:y2="4.81cm" draw:start-shape="id18" draw:start-glue-point="9" draw:end-shape="id20" draw:end-glue-point="4" svg:d="M6164 3989l821 821" svg:viewBox="0 0 822 822">
            <text:p/>
          </draw:connector>
          <draw:connector draw:style-name="gr38" draw:text-style-name="P3" draw:layer="layout" draw:type="line" svg:x1="3.996cm" svg:y1="5.894cm" svg:x2="3.493cm" svg:y2="6.397cm" draw:start-shape="id19" draw:start-glue-point="7" draw:end-shape="id21" draw:end-glue-point="4" svg:d="M3996 5894l-503 503" svg:viewBox="0 0 504 504">
            <text:p/>
          </draw:connector>
          <draw:connector draw:style-name="gr39" draw:text-style-name="P3" draw:layer="layout" draw:type="line" svg:x1="4.894cm" svg:y1="5.894cm" svg:x2="5.398cm" svg:y2="6.397cm" draw:start-shape="id19" draw:start-glue-point="9" draw:end-shape="id22" draw:end-glue-point="4" svg:d="M4894 5894l504 503" svg:viewBox="0 0 505 504">
            <text:p/>
          </draw:connector>
        </draw:g>
      </draw:page>
      <draw:page draw:name="page2" draw:style-name="dp1" draw:master-page-name="Default">
        <draw:g draw:style-name="gr4">
          <draw:custom-shape draw:style-name="gr40" draw:text-style-name="P18" xml:id="id23" draw:id="id23" draw:layer="controls" svg:width="1.27cm" svg:height="1.27cm" svg:x="6.08cm" svg:y="0.683cm">
            <text:p text:style-name="P1">3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9" xml:id="id24" draw:id="id24" draw:layer="controls" svg:width="1.27cm" svg:height="1.27cm" svg:x="8.62cm" svg:y="3.223cm">
            <text:p text:style-name="P1">0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0" xml:id="id25" draw:id="id25" draw:layer="controls" svg:width="1.27cm" svg:height="1.27cm" svg:x="3.54cm" svg:y="3.223cm">
            <text:p text:style-name="P1">2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xml:id="id26" draw:id="id26" draw:layer="controls" svg:width="1.27cm" svg:height="1.27cm" svg:x="5.445cm" svg:y="5.128cm">
            <text:p text:style-name="P1">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2" xml:id="id27" draw:id="id27" draw:layer="controls" svg:width="1.27cm" svg:height="1.27cm" svg:x="1.635cm" svg:y="5.128cm">
            <text:p text:style-name="P1">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xml:id="id30" draw:id="id30" draw:layer="controls" svg:width="1.27cm" svg:height="1.27cm" svg:x="2.588cm" svg:y="6.715cm">
            <text:p text:style-name="P1">0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4" xml:id="id31" draw:id="id31" draw:layer="controls" svg:width="1.27cm" svg:height="1.27cm" svg:x="0.683cm" svg:y="6.715cm">
            <text:p text:style-name="P1">0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5" xml:id="id28" draw:id="id28" draw:layer="controls" svg:width="1.27cm" svg:height="1.27cm" svg:x="6.398cm" svg:y="6.715cm">
            <text:p text:style-name="P1">0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6" xml:id="id29" draw:id="id29" draw:layer="controls" svg:width="1.27cm" svg:height="1.27cm" svg:x="4.493cm" svg:y="6.715cm">
            <text:p text:style-name="P1">0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3" draw:layer="controls" draw:type="line" svg:x1="7.165cm" svg:y1="1.767cm" svg:x2="9.256cm" svg:y2="3.223cm" draw:start-shape="id23" draw:start-glue-point="7" draw:end-shape="id24" draw:end-glue-point="4" svg:d="M7165 1767l2091 1456" svg:viewBox="0 0 2092 1457">
            <text:p/>
          </draw:connector>
          <draw:connector draw:style-name="gr20" draw:text-style-name="P3" draw:layer="controls" draw:type="line" svg:x1="6.267cm" svg:y1="1.767cm" svg:x2="4.176cm" svg:y2="3.223cm" draw:start-shape="id23" draw:start-glue-point="9" draw:end-shape="id25" draw:end-glue-point="4" svg:d="M6267 1767l-2091 1456" svg:viewBox="0 0 2092 1457">
            <text:p/>
          </draw:connector>
          <draw:connector draw:style-name="gr21" draw:text-style-name="P3" draw:layer="controls" draw:type="line" svg:x1="4.625cm" svg:y1="4.307cm" svg:x2="6.081cm" svg:y2="5.128cm" draw:start-shape="id25" draw:start-glue-point="7" draw:end-shape="id26" draw:end-glue-point="4" svg:d="M4625 4307l1456 821" svg:viewBox="0 0 1457 822">
            <text:p/>
          </draw:connector>
          <draw:connector draw:style-name="gr22" draw:text-style-name="P3" draw:layer="controls" draw:type="line" svg:x1="3.727cm" svg:y1="4.307cm" svg:x2="2.271cm" svg:y2="5.128cm" draw:start-shape="id25" draw:start-glue-point="9" draw:end-shape="id27" draw:end-glue-point="4" svg:d="M3727 4307l-1456 821" svg:viewBox="0 0 1457 822">
            <text:p/>
          </draw:connector>
          <draw:connector draw:style-name="gr23" draw:text-style-name="P3" draw:layer="controls" draw:type="line" svg:x1="6.53cm" svg:y1="6.212cm" svg:x2="7.034cm" svg:y2="6.715cm" draw:start-shape="id26" draw:start-glue-point="7" draw:end-shape="id28" draw:end-glue-point="4" svg:d="M6530 6212l504 503" svg:viewBox="0 0 505 504">
            <text:p/>
          </draw:connector>
          <draw:connector draw:style-name="gr24" draw:text-style-name="P3" draw:layer="controls" draw:type="line" svg:x1="5.632cm" svg:y1="6.212cm" svg:x2="5.129cm" svg:y2="6.715cm" draw:start-shape="id26" draw:start-glue-point="9" draw:end-shape="id29" draw:end-glue-point="4" svg:d="M5632 6212l-503 503" svg:viewBox="0 0 504 504">
            <text:p/>
          </draw:connector>
          <draw:connector draw:style-name="gr25" draw:text-style-name="P3" draw:layer="controls" draw:type="line" svg:x1="2.72cm" svg:y1="6.212cm" svg:x2="3.224cm" svg:y2="6.715cm" draw:start-shape="id27" draw:start-glue-point="7" draw:end-shape="id30" draw:end-glue-point="4" svg:d="M2720 6212l504 503" svg:viewBox="0 0 505 504">
            <text:p/>
          </draw:connector>
          <draw:connector draw:style-name="gr26" draw:text-style-name="P3" draw:layer="controls" draw:type="line" svg:x1="1.822cm" svg:y1="6.212cm" svg:x2="1.319cm" svg:y2="6.715cm" draw:start-shape="id27" draw:start-glue-point="9" draw:end-shape="id31" draw:end-glue-point="4" svg:d="M1822 6212l-503 503" svg:viewBox="0 0 504 504">
            <text:p/>
          </draw:connector>
          <draw:custom-shape draw:style-name="gr40" draw:text-style-name="P28" xml:id="id32" draw:id="id32" draw:layer="controls" svg:width="1.27cm" svg:height="1.27cm" svg:x="20.049cm" svg:y="3.222cm">
            <text:p text:style-name="P27"><text:span text:style-name="T1">3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9" xml:id="id33" draw:id="id33" draw:layer="controls" svg:width="1.27cm" svg:height="1.27cm" svg:x="21.954cm" svg:y="5.127cm">
            <text:p text:style-name="P1">0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30" xml:id="id34" draw:id="id34" draw:layer="controls" svg:width="1.27cm" svg:height="1.27cm" svg:x="16.875cm" svg:y="0.682cm">
            <text:p text:style-name="P29"><text:span text:style-name="T2">2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xml:id="id36" draw:id="id36" draw:layer="controls" svg:width="1.27cm" svg:height="1.27cm" svg:x="18.144cm" svg:y="5.128cm">
            <text:p text:style-name="P1">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2" xml:id="id35" draw:id="id35" draw:layer="controls" svg:width="1.27cm" svg:height="1.27cm" svg:x="14.334cm" svg:y="3.223cm">
            <text:p text:style-name="P1">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xml:id="id39" draw:id="id39" draw:layer="controls" svg:width="1.27cm" svg:height="1.27cm" svg:x="15.287cm" svg:y="4.81cm">
            <text:p text:style-name="P1">0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4" xml:id="id40" draw:id="id40" draw:layer="controls" svg:width="1.27cm" svg:height="1.27cm" svg:x="13.382cm" svg:y="4.81cm">
            <text:p text:style-name="P1">0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5" xml:id="id37" draw:id="id37" draw:layer="controls" svg:width="1.27cm" svg:height="1.27cm" svg:x="19.097cm" svg:y="6.715cm">
            <text:p text:style-name="P1">0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6" xml:id="id38" draw:id="id38" draw:layer="controls" svg:width="1.27cm" svg:height="1.27cm" svg:x="17.192cm" svg:y="6.715cm">
            <text:p text:style-name="P1">0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3" draw:layer="controls" draw:type="line" svg:x1="21.134cm" svg:y1="4.306cm" svg:x2="22.59cm" svg:y2="5.127cm" draw:start-shape="id32" draw:start-glue-point="7" draw:end-shape="id33" draw:end-glue-point="4" svg:d="M21134 4306l1456 821" svg:viewBox="0 0 1457 822">
            <text:p/>
          </draw:connector>
          <draw:connector draw:style-name="gr22" draw:text-style-name="P3" draw:layer="controls" draw:type="line" svg:x1="17.062cm" svg:y1="1.766cm" svg:x2="14.97cm" svg:y2="3.223cm" draw:start-shape="id34" draw:start-glue-point="9" draw:end-shape="id35" draw:end-glue-point="4" svg:d="M17062 1766l-2092 1457" svg:viewBox="0 0 2093 1458">
            <text:p/>
          </draw:connector>
          <draw:connector draw:style-name="gr23" draw:text-style-name="P3" draw:layer="controls" draw:type="line" svg:x1="19.229cm" svg:y1="6.212cm" svg:x2="19.733cm" svg:y2="6.715cm" draw:start-shape="id36" draw:start-glue-point="7" draw:end-shape="id37" draw:end-glue-point="4" svg:d="M19229 6212l504 503" svg:viewBox="0 0 505 504">
            <text:p/>
          </draw:connector>
          <draw:connector draw:style-name="gr24" draw:text-style-name="P3" draw:layer="controls" draw:type="line" svg:x1="18.331cm" svg:y1="6.212cm" svg:x2="17.828cm" svg:y2="6.715cm" draw:start-shape="id36" draw:start-glue-point="9" draw:end-shape="id38" draw:end-glue-point="4" svg:d="M18331 6212l-503 503" svg:viewBox="0 0 504 504">
            <text:p/>
          </draw:connector>
          <draw:connector draw:style-name="gr25" draw:text-style-name="P3" draw:layer="controls" draw:type="line" svg:x1="15.419cm" svg:y1="4.307cm" svg:x2="15.923cm" svg:y2="4.81cm" draw:start-shape="id35" draw:start-glue-point="7" draw:end-shape="id39" draw:end-glue-point="4" svg:d="M15419 4307l504 503" svg:viewBox="0 0 505 504">
            <text:p/>
          </draw:connector>
          <draw:connector draw:style-name="gr26" draw:text-style-name="P3" draw:layer="controls" draw:type="line" svg:x1="14.521cm" svg:y1="4.307cm" svg:x2="14.018cm" svg:y2="4.81cm" draw:start-shape="id35" draw:start-glue-point="9" draw:end-shape="id40" draw:end-glue-point="4" svg:d="M14521 4307l-503 503" svg:viewBox="0 0 504 504">
            <text:p/>
          </draw:connector>
          <draw:connector draw:style-name="gr49" draw:text-style-name="P3" draw:layer="controls" draw:type="curve" draw:line-skew="0.715cm" svg:x1="20.236cm" svg:y1="3.408cm" svg:x2="17.96cm" svg:y2="1.766cm" draw:start-shape="id32" draw:start-glue-point="11" draw:end-shape="id34" draw:end-glue-point="7" svg:d="M20236 3408c-636 0 502-1642-2276-1642" svg:viewBox="0 0 2277 1643">
            <text:p/>
          </draw:connector>
          <draw:connector draw:style-name="gr50" draw:text-style-name="P3" draw:layer="controls" draw:type="curve" svg:x1="17.96cm" svg:y1="1.766cm" svg:x2="18.78cm" svg:y2="5.128cm" draw:start-shape="id34" draw:start-glue-point="7" draw:end-shape="id36" draw:end-glue-point="4" svg:d="M17960 1766c0 2662 820 982 820 3362" svg:viewBox="0 0 821 3363">
            <text:p/>
          </draw:connector>
          <draw:connector draw:style-name="gr51" draw:text-style-name="P3" draw:layer="controls" draw:type="line" svg:x1="17.96cm" svg:y1="1.766cm" svg:x2="20.236cm" svg:y2="3.408cm" draw:start-shape="id34" draw:start-glue-point="7" draw:end-shape="id32" draw:end-glue-point="11" svg:d="M17960 1766l2276 1642" svg:viewBox="0 0 2277 1643">
            <text:p/>
          </draw:connector>
          <draw:connector draw:style-name="gr51" draw:text-style-name="P3" draw:layer="controls" draw:type="line" svg:x1="20.236cm" svg:y1="4.306cm" svg:x2="18.78cm" svg:y2="5.128cm" draw:start-shape="id32" draw:start-glue-point="9" draw:end-shape="id36" draw:end-glue-point="4" svg:d="M20236 4306l-1456 822" svg:viewBox="0 0 1457 823">
            <text:p/>
          </draw:connector>
          <draw:custom-shape draw:style-name="gr40" draw:text-style-name="P28" xml:id="id41" draw:id="id41" draw:layer="controls" svg:width="1.27cm" svg:height="1.27cm" svg:x="12.747cm" svg:y="13.699cm">
            <text:p text:style-name="P27"><text:span text:style-name="T1">2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9" xml:id="id42" draw:id="id42" draw:layer="controls" svg:width="1.27cm" svg:height="1.27cm" svg:x="14.652cm" svg:y="15.604cm">
            <text:p text:style-name="P1">0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30" xml:id="id43" draw:id="id43" draw:layer="controls" svg:width="1.27cm" svg:height="1.27cm" svg:x="9.573cm" svg:y="11.159cm">
            <text:p text:style-name="P29"><text:span text:style-name="T2">3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xml:id="id45" draw:id="id45" draw:layer="controls" svg:width="1.27cm" svg:height="1.27cm" svg:x="10.842cm" svg:y="15.605cm">
            <text:p text:style-name="P1">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2" xml:id="id44" draw:id="id44" draw:layer="controls" svg:width="1.27cm" svg:height="1.27cm" svg:x="7.032cm" svg:y="13.7cm">
            <text:p text:style-name="P1">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xml:id="id48" draw:id="id48" draw:layer="controls" svg:width="1.27cm" svg:height="1.27cm" svg:x="7.985cm" svg:y="15.287cm">
            <text:p text:style-name="P1">0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4" xml:id="id49" draw:id="id49" draw:layer="controls" svg:width="1.27cm" svg:height="1.27cm" svg:x="6.08cm" svg:y="15.287cm">
            <text:p text:style-name="P1">0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5" xml:id="id46" draw:id="id46" draw:layer="controls" svg:width="1.27cm" svg:height="1.27cm" svg:x="11.795cm" svg:y="17.192cm">
            <text:p text:style-name="P1">0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6" xml:id="id47" draw:id="id47" draw:layer="controls" svg:width="1.27cm" svg:height="1.27cm" svg:x="9.89cm" svg:y="17.192cm">
            <text:p text:style-name="P1">0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3" draw:layer="controls" draw:type="line" svg:x1="13.832cm" svg:y1="14.783cm" svg:x2="15.288cm" svg:y2="15.604cm" draw:start-shape="id41" draw:start-glue-point="7" draw:end-shape="id42" draw:end-glue-point="4" svg:d="M13832 14783l1456 821" svg:viewBox="0 0 1457 822">
            <text:p/>
          </draw:connector>
          <draw:connector draw:style-name="gr22" draw:text-style-name="P3" draw:layer="controls" draw:type="line" svg:x1="9.76cm" svg:y1="12.243cm" svg:x2="7.668cm" svg:y2="13.7cm" draw:start-shape="id43" draw:start-glue-point="9" draw:end-shape="id44" draw:end-glue-point="4" svg:d="M9760 12243l-2092 1457" svg:viewBox="0 0 2093 1458">
            <text:p/>
          </draw:connector>
          <draw:connector draw:style-name="gr23" draw:text-style-name="P3" draw:layer="controls" draw:type="line" svg:x1="11.927cm" svg:y1="16.689cm" svg:x2="12.431cm" svg:y2="17.192cm" draw:start-shape="id45" draw:start-glue-point="7" draw:end-shape="id46" draw:end-glue-point="4" svg:d="M11927 16689l504 503" svg:viewBox="0 0 505 504">
            <text:p/>
          </draw:connector>
          <draw:connector draw:style-name="gr24" draw:text-style-name="P3" draw:layer="controls" draw:type="line" svg:x1="11.029cm" svg:y1="16.689cm" svg:x2="10.526cm" svg:y2="17.192cm" draw:start-shape="id45" draw:start-glue-point="9" draw:end-shape="id47" draw:end-glue-point="4" svg:d="M11029 16689l-503 503" svg:viewBox="0 0 504 504">
            <text:p/>
          </draw:connector>
          <draw:connector draw:style-name="gr25" draw:text-style-name="P3" draw:layer="controls" draw:type="line" svg:x1="8.117cm" svg:y1="14.784cm" svg:x2="8.621cm" svg:y2="15.287cm" draw:start-shape="id44" draw:start-glue-point="7" draw:end-shape="id48" draw:end-glue-point="4" svg:d="M8117 14784l504 503" svg:viewBox="0 0 505 504">
            <text:p/>
          </draw:connector>
          <draw:connector draw:style-name="gr26" draw:text-style-name="P3" draw:layer="controls" draw:type="line" svg:x1="7.219cm" svg:y1="14.784cm" svg:x2="6.716cm" svg:y2="15.287cm" draw:start-shape="id44" draw:start-glue-point="9" draw:end-shape="id49" draw:end-glue-point="4" svg:d="M7219 14784l-503 503" svg:viewBox="0 0 504 504">
            <text:p/>
          </draw:connector>
          <draw:connector draw:style-name="gr51" draw:text-style-name="P3" draw:layer="controls" draw:type="line" svg:x1="10.658cm" svg:y1="12.243cm" svg:x2="12.934cm" svg:y2="13.885cm" draw:start-shape="id43" draw:start-glue-point="7" draw:end-shape="id41" draw:end-glue-point="11" svg:d="M10658 12243l2276 1642" svg:viewBox="0 0 2277 1643">
            <text:p/>
          </draw:connector>
          <draw:connector draw:style-name="gr51" draw:text-style-name="P3" draw:layer="controls" draw:type="line" svg:x1="12.934cm" svg:y1="14.783cm" svg:x2="11.478cm" svg:y2="15.605cm" draw:start-shape="id41" draw:start-glue-point="9" draw:end-shape="id45" draw:end-glue-point="4" svg:d="M12934 14783l-1456 822" svg:viewBox="0 0 1457 823">
            <text:p/>
          </draw:connector>
        </draw:g>
      </draw:page>
      <draw:page draw:name="page3" draw:style-name="dp1" draw:master-page-name="Default">
        <draw:g draw:style-name="gr4">
          <draw:custom-shape draw:style-name="gr10" draw:text-style-name="P4" xml:id="id50" draw:id="id50" draw:layer="controls" svg:width="1.27cm" svg:height="1.27cm" svg:x="7.033cm" svg:y="0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xml:id="id51" draw:id="id51" draw:layer="controls" svg:width="1.27cm" svg:height="1.27cm" svg:x="4.493cm" svg:y="3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xml:id="id52" draw:id="id52" draw:layer="controls" svg:width="1.27cm" svg:height="1.27cm" svg:x="9.573cm" svg:y="3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xml:id="id53" draw:id="id53" draw:layer="controls" svg:width="1.27cm" svg:height="1.27cm" svg:x="7.668cm" svg:y="5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xml:id="id54" draw:id="id54" draw:layer="controls" svg:width="1.27cm" svg:height="1.27cm" svg:x="11.478cm" svg:y="5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xml:id="id57" draw:id="id57" draw:layer="controls" svg:width="1.27cm" svg:height="1.27cm" svg:x="10.525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xml:id="id58" draw:id="id58" draw:layer="controls" svg:width="1.27cm" svg:height="1.27cm" svg:x="12.43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xml:id="id55" draw:id="id55" draw:layer="controls" svg:width="1.27cm" svg:height="1.27cm" svg:x="6.715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xml:id="id56" draw:id="id56" draw:layer="controls" svg:width="1.27cm" svg:height="1.27cm" svg:x="8.62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3" draw:layer="controls" draw:type="line" svg:x1="7.219cm" svg:y1="1.767cm" svg:x2="5.128cm" svg:y2="3.223cm" draw:start-shape="id50" draw:start-glue-point="7" draw:end-shape="id51" draw:end-glue-point="4" svg:d="M7219 1767l-2091 1456" svg:viewBox="0 0 2092 1457">
            <text:p/>
          </draw:connector>
          <draw:connector draw:style-name="gr20" draw:text-style-name="P3" draw:layer="controls" draw:type="line" svg:x1="8.117cm" svg:y1="1.767cm" svg:x2="10.208cm" svg:y2="3.223cm" draw:start-shape="id50" draw:start-glue-point="9" draw:end-shape="id52" draw:end-glue-point="4" svg:d="M8117 1767l2091 1456" svg:viewBox="0 0 2092 1457">
            <text:p/>
          </draw:connector>
          <draw:connector draw:style-name="gr21" draw:text-style-name="P3" draw:layer="controls" draw:type="line" svg:x1="9.759cm" svg:y1="4.307cm" svg:x2="8.303cm" svg:y2="5.128cm" draw:start-shape="id52" draw:start-glue-point="7" draw:end-shape="id53" draw:end-glue-point="4" svg:d="M9759 4307l-1456 821" svg:viewBox="0 0 1457 822">
            <text:p/>
          </draw:connector>
          <draw:connector draw:style-name="gr22" draw:text-style-name="P3" draw:layer="controls" draw:type="line" svg:x1="10.657cm" svg:y1="4.307cm" svg:x2="12.113cm" svg:y2="5.128cm" draw:start-shape="id52" draw:start-glue-point="9" draw:end-shape="id54" draw:end-glue-point="4" svg:d="M10657 4307l1456 821" svg:viewBox="0 0 1457 822">
            <text:p/>
          </draw:connector>
          <draw:connector draw:style-name="gr23" draw:text-style-name="P3" draw:layer="controls" draw:type="line" svg:x1="7.854cm" svg:y1="6.212cm" svg:x2="7.35cm" svg:y2="6.715cm" draw:start-shape="id53" draw:start-glue-point="7" draw:end-shape="id55" draw:end-glue-point="4" svg:d="M7854 6212l-504 503" svg:viewBox="0 0 505 504">
            <text:p/>
          </draw:connector>
          <draw:connector draw:style-name="gr24" draw:text-style-name="P3" draw:layer="controls" draw:type="line" svg:x1="8.752cm" svg:y1="6.212cm" svg:x2="9.255cm" svg:y2="6.715cm" draw:start-shape="id53" draw:start-glue-point="9" draw:end-shape="id56" draw:end-glue-point="4" svg:d="M8752 6212l503 503" svg:viewBox="0 0 504 504">
            <text:p/>
          </draw:connector>
          <draw:connector draw:style-name="gr25" draw:text-style-name="P3" draw:layer="controls" draw:type="line" svg:x1="11.664cm" svg:y1="6.212cm" svg:x2="11.16cm" svg:y2="6.715cm" draw:start-shape="id54" draw:start-glue-point="7" draw:end-shape="id57" draw:end-glue-point="4" svg:d="M11664 6212l-504 503" svg:viewBox="0 0 505 504">
            <text:p/>
          </draw:connector>
          <draw:connector draw:style-name="gr26" draw:text-style-name="P3" draw:layer="controls" draw:type="line" svg:x1="12.562cm" svg:y1="6.212cm" svg:x2="13.065cm" svg:y2="6.715cm" draw:start-shape="id54" draw:start-glue-point="9" draw:end-shape="id58" draw:end-glue-point="4" svg:d="M12562 6212l503 503" svg:viewBox="0 0 504 504">
            <text:p/>
          </draw:connector>
        </draw:g>
        <draw:custom-shape draw:style-name="gr52" draw:text-style-name="P32" xml:id="id59" draw:id="id59" draw:layer="controls" svg:width="1.27cm" svg:height="1.27cm" svg:x="16.875cm" svg:y="3.222cm">
          <text:p text:style-name="P3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xml:id="id60" draw:id="id60" draw:layer="controls" svg:width="1.27cm" svg:height="1.27cm" svg:x="15.605cm" svg:y="5.12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xml:id="id61" draw:id="id61" draw:layer="controls" svg:width="1.27cm" svg:height="1.27cm" svg:x="19.097cm" svg:y="1.317cm">
          <text:p text:style-name="P3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xml:id="id63" draw:id="id63" draw:layer="controls" svg:width="1.27cm" svg:height="1.27cm" svg:x="18.145cm" svg:y="5.12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xml:id="id62" draw:id="id62" draw:layer="controls" svg:width="1.27cm" svg:height="1.27cm" svg:x="21.32cm" svg:y="3.22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xml:id="id66" draw:id="id66" draw:layer="controls" svg:width="1.27cm" svg:height="1.27cm" svg:x="20.367cm" svg:y="5.12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7" xml:id="id67" draw:id="id67" draw:layer="controls" svg:width="1.27cm" svg:height="1.27cm" svg:x="22.272cm" svg:y="5.12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8" xml:id="id64" draw:id="id64" draw:layer="controls" svg:width="1.27cm" svg:height="1.27cm" svg:x="17.192cm" svg:y="7.03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9" xml:id="id65" draw:id="id65" draw:layer="controls" svg:width="1.27cm" svg:height="1.27cm" svg:x="19.097cm" svg:y="7.03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3" draw:layer="controls" draw:type="line" svg:x1="17.061cm" svg:y1="4.306cm" svg:x2="16.24cm" svg:y2="5.127cm" draw:start-shape="id59" draw:start-glue-point="7" draw:end-shape="id60" draw:end-glue-point="4" svg:d="M17061 4306l-821 821" svg:viewBox="0 0 822 822">
          <text:p/>
        </draw:connector>
        <draw:connector draw:style-name="gr22" draw:text-style-name="P3" draw:layer="controls" draw:type="line" svg:x1="20.181cm" svg:y1="2.401cm" svg:x2="21.955cm" svg:y2="3.222cm" draw:start-shape="id61" draw:start-glue-point="9" draw:end-shape="id62" draw:end-glue-point="4" svg:d="M20181 2401l1774 821" svg:viewBox="0 0 1775 822">
          <text:p/>
        </draw:connector>
        <draw:connector draw:style-name="gr23" draw:text-style-name="P3" draw:layer="controls" draw:type="line" svg:x1="18.331cm" svg:y1="6.211cm" svg:x2="17.827cm" svg:y2="7.032cm" draw:start-shape="id63" draw:start-glue-point="7" draw:end-shape="id64" draw:end-glue-point="4" svg:d="M18331 6211l-504 821" svg:viewBox="0 0 505 822">
          <text:p/>
        </draw:connector>
        <draw:connector draw:style-name="gr24" draw:text-style-name="P3" draw:layer="controls" draw:type="line" svg:x1="19.229cm" svg:y1="6.211cm" svg:x2="19.732cm" svg:y2="7.032cm" draw:start-shape="id63" draw:start-glue-point="9" draw:end-shape="id65" draw:end-glue-point="4" svg:d="M19229 6211l503 821" svg:viewBox="0 0 504 822">
          <text:p/>
        </draw:connector>
        <draw:connector draw:style-name="gr25" draw:text-style-name="P3" draw:layer="controls" draw:type="line" svg:x1="21.506cm" svg:y1="4.306cm" svg:x2="21.002cm" svg:y2="5.127cm" draw:start-shape="id62" draw:start-glue-point="7" draw:end-shape="id66" draw:end-glue-point="4" svg:d="M21506 4306l-504 821" svg:viewBox="0 0 505 822">
          <text:p/>
        </draw:connector>
        <draw:connector draw:style-name="gr26" draw:text-style-name="P3" draw:layer="controls" draw:type="line" svg:x1="22.404cm" svg:y1="4.306cm" svg:x2="22.907cm" svg:y2="5.127cm" draw:start-shape="id62" draw:start-glue-point="9" draw:end-shape="id67" draw:end-glue-point="4" svg:d="M22404 4306l503 821" svg:viewBox="0 0 504 822">
          <text:p/>
        </draw:connector>
        <draw:connector draw:style-name="gr49" draw:text-style-name="P3" draw:layer="controls" draw:type="curve" svg:x1="17.959cm" svg:y1="3.408cm" svg:x2="19.283cm" svg:y2="2.401cm" draw:start-shape="id59" draw:start-glue-point="11" draw:end-shape="id61" draw:end-glue-point="7" svg:d="M17959 3408c883 0 1324-335 1324-1007" svg:viewBox="0 0 1325 1008">
          <text:p/>
        </draw:connector>
        <draw:connector draw:style-name="gr61" draw:text-style-name="P3" draw:layer="controls" draw:type="curve" svg:x1="19.283cm" svg:y1="2.401cm" svg:x2="18.78cm" svg:y2="5.127cm" draw:start-shape="id61" draw:start-glue-point="7" draw:end-shape="id63" draw:end-glue-point="4" svg:d="M19283 2401c0 2185-503 823-503 2726" svg:viewBox="0 0 504 2727">
          <text:p/>
        </draw:connector>
        <draw:connector draw:style-name="gr62" draw:text-style-name="P3" draw:layer="controls" draw:type="line" svg:x1="19.283cm" svg:y1="2.401cm" svg:x2="17.959cm" svg:y2="3.408cm" draw:start-shape="id61" draw:start-glue-point="7" draw:end-shape="id59" draw:end-glue-point="11" svg:d="M19283 2401l-1324 1007" svg:viewBox="0 0 1325 1008">
          <text:p/>
        </draw:connector>
        <draw:custom-shape draw:style-name="gr63" draw:text-style-name="P1" draw:layer="controls" svg:width="0.952cm" svg:height="1.27cm" svg:x="17.725cm" svg:y="2.025cm">
          <text:p/>
          <draw:enhanced-geometry svg:viewBox="0 0 21600 21600" draw:mirror-horizontal="true" draw:text-areas="0 0 21600 21600" draw:type="circular-arrow" draw:modifiers="-98.6544533058879 -30.4299186726617 9344.7481119263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64" draw:text-style-name="P3" draw:layer="controls" draw:type="line" svg:x1="17.959cm" svg:y1="4.306cm" svg:x2="18.78cm" svg:y2="5.127cm" draw:start-shape="id59" draw:start-glue-point="9" draw:end-shape="id63" draw:end-glue-point="4" svg:d="M17959 4306l821 821" svg:viewBox="0 0 822 822">
          <text:p/>
        </draw:connector>
        <draw:custom-shape draw:style-name="gr52" draw:text-style-name="P41" xml:id="id68" draw:id="id68" draw:layer="controls" svg:width="1.27cm" svg:height="1.27cm" svg:x="14.97cm" svg:y="11.16cm">
          <text:p text:style-name="P40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xml:id="id69" draw:id="id69" draw:layer="controls" svg:width="1.27cm" svg:height="1.27cm" svg:x="13.7cm" svg:y="13.06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xml:id="id70" draw:id="id70" draw:layer="controls" svg:width="1.27cm" svg:height="1.27cm" svg:x="17.192cm" svg:y="9.255cm">
          <text:p text:style-name="P40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xml:id="id72" draw:id="id72" draw:layer="controls" svg:width="1.27cm" svg:height="1.27cm" svg:x="16.24cm" svg:y="13.06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xml:id="id71" draw:id="id71" draw:layer="controls" svg:width="1.27cm" svg:height="1.27cm" svg:x="19.415cm" svg:y="11.1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xml:id="id75" draw:id="id75" draw:layer="controls" svg:width="1.27cm" svg:height="1.27cm" svg:x="18.462cm" svg:y="13.06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7" xml:id="id76" draw:id="id76" draw:layer="controls" svg:width="1.27cm" svg:height="1.27cm" svg:x="20.367cm" svg:y="13.06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8" xml:id="id73" draw:id="id73" draw:layer="controls" svg:width="1.27cm" svg:height="1.27cm" svg:x="15.287cm" svg:y="14.9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9" xml:id="id74" draw:id="id74" draw:layer="controls" svg:width="1.27cm" svg:height="1.27cm" svg:x="17.192cm" svg:y="14.9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3" draw:layer="controls" draw:type="line" svg:x1="15.156cm" svg:y1="12.244cm" svg:x2="14.335cm" svg:y2="13.065cm" draw:start-shape="id68" draw:start-glue-point="7" draw:end-shape="id69" draw:end-glue-point="4" svg:d="M15156 12244l-821 821" svg:viewBox="0 0 822 822">
          <text:p/>
        </draw:connector>
        <draw:connector draw:style-name="gr22" draw:text-style-name="P3" draw:layer="controls" draw:type="line" svg:x1="18.276cm" svg:y1="10.339cm" svg:x2="20.05cm" svg:y2="11.16cm" draw:start-shape="id70" draw:start-glue-point="9" draw:end-shape="id71" draw:end-glue-point="4" svg:d="M18276 10339l1774 821" svg:viewBox="0 0 1775 822">
          <text:p/>
        </draw:connector>
        <draw:connector draw:style-name="gr23" draw:text-style-name="P3" draw:layer="controls" draw:type="line" svg:x1="16.426cm" svg:y1="14.149cm" svg:x2="15.922cm" svg:y2="14.97cm" draw:start-shape="id72" draw:start-glue-point="7" draw:end-shape="id73" draw:end-glue-point="4" svg:d="M16426 14149l-504 821" svg:viewBox="0 0 505 822">
          <text:p/>
        </draw:connector>
        <draw:connector draw:style-name="gr24" draw:text-style-name="P3" draw:layer="controls" draw:type="line" svg:x1="17.324cm" svg:y1="14.149cm" svg:x2="17.827cm" svg:y2="14.97cm" draw:start-shape="id72" draw:start-glue-point="9" draw:end-shape="id74" draw:end-glue-point="4" svg:d="M17324 14149l503 821" svg:viewBox="0 0 504 822">
          <text:p/>
        </draw:connector>
        <draw:connector draw:style-name="gr25" draw:text-style-name="P3" draw:layer="controls" draw:type="line" svg:x1="19.601cm" svg:y1="12.244cm" svg:x2="19.097cm" svg:y2="13.065cm" draw:start-shape="id71" draw:start-glue-point="7" draw:end-shape="id75" draw:end-glue-point="4" svg:d="M19601 12244l-504 821" svg:viewBox="0 0 505 822">
          <text:p/>
        </draw:connector>
        <draw:connector draw:style-name="gr26" draw:text-style-name="P3" draw:layer="controls" draw:type="line" svg:x1="20.499cm" svg:y1="12.244cm" svg:x2="21.002cm" svg:y2="13.065cm" draw:start-shape="id71" draw:start-glue-point="9" draw:end-shape="id76" draw:end-glue-point="4" svg:d="M20499 12244l503 821" svg:viewBox="0 0 504 822">
          <text:p/>
        </draw:connector>
        <draw:connector draw:style-name="gr62" draw:text-style-name="P3" draw:layer="controls" draw:type="line" svg:x1="17.378cm" svg:y1="10.339cm" svg:x2="16.054cm" svg:y2="11.346cm" draw:start-shape="id70" draw:start-glue-point="7" draw:end-shape="id68" draw:end-glue-point="11" svg:d="M17378 10339l-1324 1007" svg:viewBox="0 0 1325 1008">
          <text:p/>
        </draw:connector>
        <draw:connector draw:style-name="gr64" draw:text-style-name="P3" draw:layer="controls" draw:type="line" svg:x1="16.054cm" svg:y1="12.244cm" svg:x2="16.875cm" svg:y2="13.065cm" draw:start-shape="id68" draw:start-glue-point="9" draw:end-shape="id72" draw:end-glue-point="4" svg:d="M16054 12244l821 821" svg:viewBox="0 0 822 822">
          <text:p/>
        </draw:connector>
      </draw:page>
      <draw:page draw:name="page4" draw:style-name="dp1" draw:master-page-name="Default">
        <draw:custom-shape draw:style-name="gr65" draw:text-style-name="P2" xml:id="id77" draw:id="id77" draw:layer="controls" svg:width="1.27cm" svg:height="1.27cm" svg:x="3.54cm" svg:y="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3" xml:id="id78" draw:id="id78" draw:layer="controls" svg:width="1.27cm" svg:height="1.27cm" svg:x="1cm" svg:y="3.54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4" xml:id="id79" draw:id="id79" draw:layer="controls" svg:width="1.27cm" svg:height="1.27cm" svg:x="6.08cm" svg:y="3.5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5" xml:id="id80" draw:id="id80" draw:layer="controls" svg:width="1.27cm" svg:height="1.27cm" svg:x="4.81cm" svg:y="5.44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6" xml:id="id81" draw:id="id81" draw:layer="controls" svg:width="1.27cm" svg:height="1.27cm" svg:x="7.35cm" svg:y="5.445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82" draw:id="id82" draw:layer="controls" svg:width="1.27cm" svg:height="1.27cm" svg:x="3.858cm" svg:y="7.03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8" xml:id="id83" draw:id="id83" draw:layer="controls" svg:width="1.27cm" svg:height="1.27cm" svg:x="5.763cm" svg:y="7.03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3" draw:layer="controls" draw:type="line" svg:x1="3.726cm" svg:y1="2.084cm" svg:x2="1.635cm" svg:y2="3.54cm" draw:start-shape="id77" draw:start-glue-point="7" draw:end-shape="id78" draw:end-glue-point="4" svg:d="M3726 2084l-2091 1456" svg:viewBox="0 0 2092 1457">
          <text:p/>
        </draw:connector>
        <draw:connector draw:style-name="gr35" draw:text-style-name="P3" draw:layer="controls" draw:type="line" svg:x1="4.624cm" svg:y1="2.084cm" svg:x2="6.715cm" svg:y2="3.54cm" draw:start-shape="id77" draw:start-glue-point="9" draw:end-shape="id79" draw:end-glue-point="4" svg:d="M4624 2084l2091 1456" svg:viewBox="0 0 2092 1457">
          <text:p/>
        </draw:connector>
        <draw:connector draw:style-name="gr36" draw:text-style-name="P3" draw:layer="controls" draw:type="line" svg:x1="6.266cm" svg:y1="4.624cm" svg:x2="5.445cm" svg:y2="5.445cm" draw:start-shape="id79" draw:start-glue-point="7" draw:end-shape="id80" draw:end-glue-point="4" svg:d="M6266 4624l-821 821" svg:viewBox="0 0 822 822">
          <text:p/>
        </draw:connector>
        <draw:connector draw:style-name="gr37" draw:text-style-name="P3" draw:layer="controls" draw:type="line" svg:x1="7.164cm" svg:y1="4.624cm" svg:x2="7.985cm" svg:y2="5.445cm" draw:start-shape="id79" draw:start-glue-point="9" draw:end-shape="id81" draw:end-glue-point="4" svg:d="M7164 4624l821 821" svg:viewBox="0 0 822 822">
          <text:p/>
        </draw:connector>
        <draw:connector draw:style-name="gr38" draw:text-style-name="P3" draw:layer="controls" draw:type="line" svg:x1="4.996cm" svg:y1="6.529cm" svg:x2="4.493cm" svg:y2="7.032cm" draw:start-shape="id80" draw:start-glue-point="7" draw:end-shape="id82" draw:end-glue-point="4" svg:d="M4996 6529l-503 503" svg:viewBox="0 0 504 504">
          <text:p/>
        </draw:connector>
        <draw:connector draw:style-name="gr39" draw:text-style-name="P3" draw:layer="controls" draw:type="line" svg:x1="5.894cm" svg:y1="6.529cm" svg:x2="6.398cm" svg:y2="7.032cm" draw:start-shape="id80" draw:start-glue-point="9" draw:end-shape="id83" draw:end-glue-point="4" svg:d="M5894 6529l504 503" svg:viewBox="0 0 505 504">
          <text:p/>
        </draw:connector>
        <draw:custom-shape draw:style-name="gr65" draw:text-style-name="P2" xml:id="id84" draw:id="id84" draw:layer="controls" svg:width="1.27cm" svg:height="1.27cm" svg:x="11.16cm" svg:y="1.31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3" xml:id="id85" draw:id="id85" draw:layer="controls" svg:width="1.27cm" svg:height="1.27cm" svg:x="9.572cm" svg:y="3.857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0" xml:id="id86" draw:id="id86" draw:layer="controls" svg:width="1.27cm" svg:height="1.27cm" svg:x="14.335cm" svg:y="5.762cm">
          <text:p text:style-name="P49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52" xml:id="id88" draw:id="id88" draw:layer="controls" svg:width="1.27cm" svg:height="1.27cm" svg:x="13.065cm" svg:y="3.857cm">
          <text:p text:style-name="P51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6" xml:id="id87" draw:id="id87" draw:layer="controls" svg:width="1.27cm" svg:height="1.27cm" svg:x="15.287cm" svg:y="7.35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89" draw:id="id89" draw:layer="controls" svg:width="1.27cm" svg:height="1.27cm" svg:x="11.795cm" svg:y="5.76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8" xml:id="id90" draw:id="id90" draw:layer="controls" svg:width="1.27cm" svg:height="1.27cm" svg:x="13.382cm" svg:y="7.35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3" draw:layer="controls" draw:type="line" svg:x1="11.346cm" svg:y1="2.401cm" svg:x2="10.207cm" svg:y2="3.857cm" draw:start-shape="id84" draw:start-glue-point="7" draw:end-shape="id85" draw:end-glue-point="4" svg:d="M11346 2401l-1139 1456" svg:viewBox="0 0 1140 1457">
          <text:p/>
        </draw:connector>
        <draw:connector draw:style-name="gr37" draw:text-style-name="P3" draw:layer="controls" draw:type="line" svg:x1="15.419cm" svg:y1="6.846cm" svg:x2="15.922cm" svg:y2="7.35cm" draw:start-shape="id86" draw:start-glue-point="9" draw:end-shape="id87" draw:end-glue-point="4" svg:d="M15419 6846l503 504" svg:viewBox="0 0 504 505">
          <text:p/>
        </draw:connector>
        <draw:connector draw:style-name="gr38" draw:text-style-name="P3" draw:layer="controls" draw:type="line" svg:x1="13.251cm" svg:y1="4.941cm" svg:x2="12.43cm" svg:y2="5.762cm" draw:start-shape="id88" draw:start-glue-point="7" draw:end-shape="id89" draw:end-glue-point="4" svg:d="M13251 4941l-821 821" svg:viewBox="0 0 822 822">
          <text:p/>
        </draw:connector>
        <draw:custom-shape draw:style-name="gr63" draw:text-style-name="P1" draw:layer="controls" svg:width="0.952cm" svg:height="1.27cm" svg:x="14.652cm" svg:y="4.492cm">
          <text:p/>
          <draw:enhanced-geometry svg:viewBox="0 0 21600 21600" draw:mirror-horizontal="false" draw:mirror-vertical="false" draw:text-areas="0 0 21600 21600" draw:type="circular-arrow" draw:modifiers="-98.6544533058879 -30.4299186726617 9344.7481119263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49" draw:text-style-name="P3" draw:layer="controls" draw:type="curve" svg:x1="14.149cm" svg:y1="4.941cm" svg:x2="14.017cm" svg:y2="7.35cm" draw:start-shape="id88" draw:start-glue-point="9" draw:end-shape="id90" draw:end-glue-point="4" svg:d="M14149 4941c0 1947-132 743-132 2409" svg:viewBox="0 0 133 2410">
          <text:p/>
        </draw:connector>
        <draw:connector draw:style-name="gr72" draw:text-style-name="P3" draw:layer="controls" draw:type="curve" svg:x1="14.97cm" svg:y1="5.762cm" svg:x2="14.149cm" svg:y2="4.941cm" draw:start-shape="id86" draw:start-glue-point="4" draw:end-shape="id88" draw:end-glue-point="9" svg:d="M14970 5762c0-548-273-821-821-821" svg:viewBox="0 0 822 822">
          <text:p/>
        </draw:connector>
        <draw:connector draw:style-name="gr73" draw:text-style-name="P3" draw:layer="controls" draw:type="curve" draw:line-skew="-1cm" svg:x1="12.244cm" svg:y1="2.401cm" svg:x2="14.97cm" svg:y2="5.762cm" draw:start-shape="id84" draw:start-glue-point="9" draw:end-shape="id86" draw:end-glue-point="4" svg:d="M12244 2401c0 1161 2726-519 2726 3361" svg:viewBox="0 0 2727 3362">
          <text:p/>
        </draw:connector>
        <draw:connector draw:style-name="gr74" draw:text-style-name="P3" draw:layer="controls" draw:type="line" svg:x1="12.244cm" svg:y1="2.401cm" svg:x2="13.7cm" svg:y2="3.857cm" draw:start-shape="id84" draw:start-glue-point="9" draw:end-shape="id88" draw:end-glue-point="4" svg:d="M12244 2401l1456 1456" svg:viewBox="0 0 1457 1457">
          <text:p/>
        </draw:connector>
        <draw:connector draw:style-name="gr75" draw:text-style-name="P3" draw:layer="controls" draw:type="line" svg:x1="14.149cm" svg:y1="4.941cm" svg:x2="14.97cm" svg:y2="5.762cm" draw:start-shape="id88" draw:start-glue-point="9" draw:end-shape="id86" draw:end-glue-point="4" svg:d="M14149 4941l821 821" svg:viewBox="0 0 822 822">
          <text:p/>
        </draw:connector>
        <draw:connector draw:style-name="gr76" draw:text-style-name="P3" draw:layer="controls" draw:type="line" svg:x1="14.521cm" svg:y1="6.846cm" svg:x2="14.017cm" svg:y2="7.35cm" draw:start-shape="id86" draw:start-glue-point="7" draw:end-shape="id90" draw:end-glue-point="4" svg:d="M14521 6846l-504 504" svg:viewBox="0 0 505 505">
          <text:p/>
        </draw:connector>
        <draw:custom-shape draw:style-name="gr65" draw:text-style-name="P53" xml:id="id91" draw:id="id91" draw:layer="controls" svg:width="1.27cm" svg:height="1.27cm" svg:x="19.415cm" svg:y="3.857cm">
          <text:p text:style-name="P49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3" xml:id="id92" draw:id="id92" draw:layer="controls" svg:width="1.27cm" svg:height="1.27cm" svg:x="18.463cm" svg:y="5.76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0" xml:id="id93" draw:id="id93" draw:layer="controls" svg:width="1.27cm" svg:height="1.27cm" svg:x="22.908cm" svg:y="3.857cm">
          <text:p text:style-name="P49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54" xml:id="id95" draw:id="id95" draw:layer="controls" svg:width="1.27cm" svg:height="1.27cm" svg:x="21.003cm" svg:y="1.952cm">
          <text:p text:style-name="P49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6" xml:id="id94" draw:id="id94" draw:layer="controls" svg:width="1.27cm" svg:height="1.27cm" svg:x="23.86cm" svg:y="5.76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97" draw:id="id97" draw:layer="controls" svg:width="1.27cm" svg:height="1.27cm" svg:x="20.368cm" svg:y="5.76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8" xml:id="id96" draw:id="id96" draw:layer="controls" svg:width="1.27cm" svg:height="1.27cm" svg:x="21.955cm" svg:y="5.76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3" draw:layer="controls" draw:type="line" svg:x1="19.601cm" svg:y1="4.941cm" svg:x2="19.098cm" svg:y2="5.762cm" draw:start-shape="id91" draw:start-glue-point="7" draw:end-shape="id92" draw:end-glue-point="4" svg:d="M19601 4941l-503 821" svg:viewBox="0 0 504 822">
          <text:p/>
        </draw:connector>
        <draw:connector draw:style-name="gr37" draw:text-style-name="P3" draw:layer="controls" draw:type="line" svg:x1="23.992cm" svg:y1="4.941cm" svg:x2="24.495cm" svg:y2="5.762cm" draw:start-shape="id93" draw:start-glue-point="9" draw:end-shape="id94" draw:end-glue-point="4" svg:d="M23992 4941l503 821" svg:viewBox="0 0 504 822">
          <text:p/>
        </draw:connector>
        <draw:custom-shape draw:style-name="gr63" draw:text-style-name="P1" draw:layer="controls" svg:width="0.952cm" svg:height="1.27cm" svg:x="19.733cm" svg:y="2.705cm">
          <text:p/>
          <draw:enhanced-geometry svg:viewBox="0 0 21600 21600" draw:mirror-horizontal="true" draw:text-areas="0 0 21600 21600" draw:type="circular-arrow" draw:modifiers="-98.6544533058879 -30.4299186726617 9344.7481119263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75" draw:text-style-name="P3" draw:layer="controls" draw:type="line" svg:x1="22.087cm" svg:y1="3.036cm" svg:x2="23.543cm" svg:y2="3.857cm" draw:start-shape="id95" draw:start-glue-point="9" draw:end-shape="id93" draw:end-glue-point="4" svg:d="M22087 3036l1456 821" svg:viewBox="0 0 1457 822">
          <text:p/>
        </draw:connector>
        <draw:connector draw:style-name="gr76" draw:text-style-name="P3" draw:layer="controls" draw:type="line" svg:x1="23.094cm" svg:y1="4.941cm" svg:x2="22.59cm" svg:y2="5.762cm" draw:start-shape="id93" draw:start-glue-point="7" draw:end-shape="id96" draw:end-glue-point="4" svg:d="M23094 4941l-504 821" svg:viewBox="0 0 505 822">
          <text:p/>
        </draw:connector>
        <draw:connector draw:style-name="gr77" draw:text-style-name="P3" draw:layer="controls" draw:type="curve" svg:x1="21.189cm" svg:y1="3.036cm" svg:x2="21.003cm" svg:y2="5.762cm" draw:start-shape="id95" draw:start-glue-point="7" draw:end-shape="id97" draw:end-glue-point="4" svg:d="M21189 3036c0 2185-186 823-186 2726" svg:viewBox="0 0 187 2727">
          <text:p/>
        </draw:connector>
        <draw:connector draw:style-name="gr78" draw:text-style-name="P3" draw:layer="controls" draw:type="curve" svg:x1="20.05cm" svg:y1="3.857cm" svg:x2="21.189cm" svg:y2="3.036cm" draw:start-shape="id91" draw:start-glue-point="4" draw:end-shape="id95" draw:end-glue-point="7" svg:d="M20050 3857c0-548 379-821 1139-821" svg:viewBox="0 0 1140 822">
          <text:p/>
        </draw:connector>
        <draw:connector draw:style-name="gr79" draw:text-style-name="P3" draw:layer="controls" draw:type="line" svg:x1="21.189cm" svg:y1="3.036cm" svg:x2="20.05cm" svg:y2="3.857cm" draw:start-shape="id95" draw:start-glue-point="7" draw:end-shape="id91" draw:end-glue-point="4" svg:d="M21189 3036l-1139 821" svg:viewBox="0 0 1140 822">
          <text:p/>
        </draw:connector>
        <draw:connector draw:style-name="gr80" draw:text-style-name="P3" draw:layer="controls" draw:type="line" svg:x1="20.499cm" svg:y1="4.941cm" svg:x2="21.003cm" svg:y2="5.762cm" draw:start-shape="id91" draw:start-glue-point="9" draw:end-shape="id97" draw:end-glue-point="4" svg:d="M20499 4941l504 821" svg:viewBox="0 0 505 822">
          <text:p/>
        </draw:connector>
        <draw:custom-shape draw:style-name="gr65" draw:text-style-name="P2" xml:id="id98" draw:id="id98" draw:layer="controls" svg:width="1.27cm" svg:height="1.27cm" svg:x="6.079cm" svg:y="11.47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3" xml:id="id99" draw:id="id99" draw:layer="controls" svg:width="1.27cm" svg:height="1.27cm" svg:x="5.127cm" svg:y="13.38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4" xml:id="id100" draw:id="id100" draw:layer="controls" svg:width="1.27cm" svg:height="1.27cm" svg:x="9.572cm" svg:y="11.47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5" xml:id="id102" draw:id="id102" draw:layer="controls" svg:width="1.27cm" svg:height="1.27cm" svg:x="7.667cm" svg:y="9.57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6" xml:id="id101" draw:id="id101" draw:layer="controls" svg:width="1.27cm" svg:height="1.27cm" svg:x="10.524cm" svg:y="13.38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04" draw:id="id104" draw:layer="controls" svg:width="1.27cm" svg:height="1.27cm" svg:x="7.032cm" svg:y="13.38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8" xml:id="id103" draw:id="id103" draw:layer="controls" svg:width="1.27cm" svg:height="1.27cm" svg:x="8.619cm" svg:y="13.38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3" draw:layer="controls" draw:type="line" svg:x1="6.265cm" svg:y1="12.561cm" svg:x2="5.762cm" svg:y2="13.382cm" draw:start-shape="id98" draw:start-glue-point="7" draw:end-shape="id99" draw:end-glue-point="4" svg:d="M6265 12561l-503 821" svg:viewBox="0 0 504 822">
          <text:p/>
        </draw:connector>
        <draw:connector draw:style-name="gr37" draw:text-style-name="P3" draw:layer="controls" draw:type="line" svg:x1="10.656cm" svg:y1="12.561cm" svg:x2="11.159cm" svg:y2="13.382cm" draw:start-shape="id100" draw:start-glue-point="9" draw:end-shape="id101" draw:end-glue-point="4" svg:d="M10656 12561l503 821" svg:viewBox="0 0 504 822">
          <text:p/>
        </draw:connector>
        <draw:connector draw:style-name="gr75" draw:text-style-name="P3" draw:layer="controls" draw:type="line" svg:x1="8.751cm" svg:y1="10.656cm" svg:x2="10.207cm" svg:y2="11.477cm" draw:start-shape="id102" draw:start-glue-point="9" draw:end-shape="id100" draw:end-glue-point="4" svg:d="M8751 10656l1456 821" svg:viewBox="0 0 1457 822">
          <text:p/>
        </draw:connector>
        <draw:connector draw:style-name="gr76" draw:text-style-name="P3" draw:layer="controls" draw:type="line" svg:x1="9.758cm" svg:y1="12.561cm" svg:x2="9.254cm" svg:y2="13.382cm" draw:start-shape="id100" draw:start-glue-point="7" draw:end-shape="id103" draw:end-glue-point="4" svg:d="M9758 12561l-504 821" svg:viewBox="0 0 505 822">
          <text:p/>
        </draw:connector>
        <draw:connector draw:style-name="gr79" draw:text-style-name="P3" draw:layer="controls" draw:type="line" svg:x1="7.853cm" svg:y1="10.656cm" svg:x2="6.714cm" svg:y2="11.477cm" draw:start-shape="id102" draw:start-glue-point="7" draw:end-shape="id98" draw:end-glue-point="4" svg:d="M7853 10656l-1139 821" svg:viewBox="0 0 1140 822">
          <text:p/>
        </draw:connector>
        <draw:connector draw:style-name="gr80" draw:text-style-name="P3" draw:layer="controls" draw:type="line" svg:x1="7.163cm" svg:y1="12.561cm" svg:x2="7.667cm" svg:y2="13.382cm" draw:start-shape="id98" draw:start-glue-point="9" draw:end-shape="id104" draw:end-glue-point="4" svg:d="M7163 12561l504 821" svg:viewBox="0 0 505 822">
          <text:p/>
        </draw:connector>
      </draw:page>
      <draw:page draw:name="page5" draw:style-name="dp1" draw:master-page-name="Default">
        <draw:custom-shape draw:style-name="gr81" draw:text-style-name="P55" xml:id="id105" draw:id="id105" draw:layer="controls" svg:width="1.27cm" svg:height="1.27cm" svg:x="4.81cm" svg:y="1cm">
          <text:p text:style-name="P1">3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6" xml:id="id106" draw:id="id106" draw:layer="controls" svg:width="1.27cm" svg:height="1.27cm" svg:x="7.35cm" svg:y="3.54cm">
          <text:p text:style-name="P1">0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7" xml:id="id107" draw:id="id107" draw:layer="controls" svg:width="1.27cm" svg:height="1.27cm" svg:x="2.27cm" svg:y="3.54cm">
          <text:p text:style-name="P1">2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8" xml:id="id108" draw:id="id108" draw:layer="controls" svg:width="1.27cm" svg:height="1.27cm" svg:x="3.54cm" svg:y="5.445cm">
          <text:p text:style-name="P1">1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9" xml:id="id109" draw:id="id109" draw:layer="controls" svg:width="1.27cm" svg:height="1.27cm" svg:x="1cm" svg:y="5.445cm">
          <text:p text:style-name="P1">0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60" xml:id="id110" draw:id="id110" draw:layer="controls" svg:width="1.27cm" svg:height="1.27cm" svg:x="4.492cm" svg:y="7.032cm">
          <text:p text:style-name="P1">0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61" xml:id="id111" draw:id="id111" draw:layer="controls" svg:width="1.27cm" svg:height="1.27cm" svg:x="2.587cm" svg:y="7.032cm">
          <text:p text:style-name="P1">0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3" draw:layer="controls" draw:type="line" svg:x1="5.895cm" svg:y1="2.084cm" svg:x2="7.986cm" svg:y2="3.54cm" draw:start-shape="id105" draw:start-glue-point="7" draw:end-shape="id106" draw:end-glue-point="4" svg:d="M5895 2084l2091 1456" svg:viewBox="0 0 2092 1457">
          <text:p/>
        </draw:connector>
        <draw:connector draw:style-name="gr35" draw:text-style-name="P3" draw:layer="controls" draw:type="line" svg:x1="4.997cm" svg:y1="2.084cm" svg:x2="2.906cm" svg:y2="3.54cm" draw:start-shape="id105" draw:start-glue-point="9" draw:end-shape="id107" draw:end-glue-point="4" svg:d="M4997 2084l-2091 1456" svg:viewBox="0 0 2092 1457">
          <text:p/>
        </draw:connector>
        <draw:connector draw:style-name="gr36" draw:text-style-name="P3" draw:layer="controls" draw:type="line" svg:x1="3.355cm" svg:y1="4.624cm" svg:x2="4.176cm" svg:y2="5.445cm" draw:start-shape="id107" draw:start-glue-point="7" draw:end-shape="id108" draw:end-glue-point="4" svg:d="M3355 4624l821 821" svg:viewBox="0 0 822 822">
          <text:p/>
        </draw:connector>
        <draw:connector draw:style-name="gr37" draw:text-style-name="P3" draw:layer="controls" draw:type="line" svg:x1="2.457cm" svg:y1="4.624cm" svg:x2="1.636cm" svg:y2="5.445cm" draw:start-shape="id107" draw:start-glue-point="9" draw:end-shape="id109" draw:end-glue-point="4" svg:d="M2457 4624l-821 821" svg:viewBox="0 0 822 822">
          <text:p/>
        </draw:connector>
        <draw:connector draw:style-name="gr38" draw:text-style-name="P3" draw:layer="controls" draw:type="line" svg:x1="4.625cm" svg:y1="6.529cm" svg:x2="5.128cm" svg:y2="7.032cm" draw:start-shape="id108" draw:start-glue-point="7" draw:end-shape="id110" draw:end-glue-point="4" svg:d="M4625 6529l503 503" svg:viewBox="0 0 504 504">
          <text:p/>
        </draw:connector>
        <draw:connector draw:style-name="gr39" draw:text-style-name="P3" draw:layer="controls" draw:type="line" svg:x1="3.727cm" svg:y1="6.529cm" svg:x2="3.223cm" svg:y2="7.032cm" draw:start-shape="id108" draw:start-glue-point="9" draw:end-shape="id111" draw:end-glue-point="4" svg:d="M3727 6529l-504 503" svg:viewBox="0 0 505 504">
          <text:p/>
        </draw:connector>
        <draw:custom-shape draw:style-name="gr81" draw:text-style-name="P55" xml:id="id112" draw:id="id112" draw:layer="controls" svg:width="1.27cm" svg:height="1.27cm" svg:x="13.698cm" svg:y="1.317cm">
          <text:p text:style-name="P1">3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6" xml:id="id113" draw:id="id113" draw:layer="controls" svg:width="1.27cm" svg:height="1.27cm" svg:x="15.286cm" svg:y="3.857cm">
          <text:p text:style-name="P1">0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62" xml:id="id114" draw:id="id114" draw:layer="controls" svg:width="1.27cm" svg:height="1.27cm" svg:x="10.523cm" svg:y="5.762cm">
          <text:p text:style-name="P49"><text:span text:style-name="T5">2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63" xml:id="id116" draw:id="id116" draw:layer="controls" svg:width="1.27cm" svg:height="1.27cm" svg:x="11.793cm" svg:y="3.857cm">
          <text:p text:style-name="P51"><text:span text:style-name="T6">1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9" xml:id="id115" draw:id="id115" draw:layer="controls" svg:width="1.27cm" svg:height="1.27cm" svg:x="9.571cm" svg:y="7.35cm">
          <text:p text:style-name="P1">0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60" xml:id="id117" draw:id="id117" draw:layer="controls" svg:width="1.27cm" svg:height="1.27cm" svg:x="13.063cm" svg:y="5.762cm">
          <text:p text:style-name="P1">0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61" xml:id="id118" draw:id="id118" draw:layer="controls" svg:width="1.27cm" svg:height="1.27cm" svg:x="11.476cm" svg:y="7.35cm">
          <text:p text:style-name="P1">0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3" draw:layer="controls" draw:type="line" svg:x1="14.783cm" svg:y1="2.401cm" svg:x2="15.922cm" svg:y2="3.857cm" draw:start-shape="id112" draw:start-glue-point="7" draw:end-shape="id113" draw:end-glue-point="4" svg:d="M14783 2401l1139 1456" svg:viewBox="0 0 1140 1457">
          <text:p/>
        </draw:connector>
        <draw:connector draw:style-name="gr37" draw:text-style-name="P3" draw:layer="controls" draw:type="line" svg:x1="10.71cm" svg:y1="6.846cm" svg:x2="10.207cm" svg:y2="7.35cm" draw:start-shape="id114" draw:start-glue-point="9" draw:end-shape="id115" draw:end-glue-point="4" svg:d="M10710 6846l-503 504" svg:viewBox="0 0 504 505">
          <text:p/>
        </draw:connector>
        <draw:connector draw:style-name="gr38" draw:text-style-name="P3" draw:layer="controls" draw:type="line" svg:x1="12.878cm" svg:y1="4.941cm" svg:x2="13.699cm" svg:y2="5.762cm" draw:start-shape="id116" draw:start-glue-point="7" draw:end-shape="id117" draw:end-glue-point="4" svg:d="M12878 4941l821 821" svg:viewBox="0 0 822 822">
          <text:p/>
        </draw:connector>
        <draw:custom-shape draw:style-name="gr63" draw:text-style-name="P1" draw:layer="controls" svg:width="0.952cm" svg:height="1.27cm" svg:x="10.524cm" svg:y="4.492cm">
          <text:p/>
          <draw:enhanced-geometry svg:viewBox="0 0 21600 21600" draw:mirror-horizontal="true" draw:mirror-vertical="false" draw:text-areas="0 0 21600 21600" draw:type="circular-arrow" draw:modifiers="-98.6544533058879 -30.4299186726617 9344.7481119263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49" draw:text-style-name="P3" draw:layer="controls" draw:type="curve" svg:x1="11.98cm" svg:y1="4.941cm" svg:x2="12.112cm" svg:y2="7.35cm" draw:start-shape="id116" draw:start-glue-point="9" draw:end-shape="id118" draw:end-glue-point="4" svg:d="M11980 4941c0 1947 132 743 132 2409" svg:viewBox="0 0 133 2410">
          <text:p/>
        </draw:connector>
        <draw:connector draw:style-name="gr72" draw:text-style-name="P3" draw:layer="controls" draw:type="curve" svg:x1="11.159cm" svg:y1="5.762cm" svg:x2="11.98cm" svg:y2="4.941cm" draw:start-shape="id114" draw:start-glue-point="4" draw:end-shape="id116" draw:end-glue-point="9" svg:d="M11159 5762c0-548 273-821 821-821" svg:viewBox="0 0 822 822">
          <text:p/>
        </draw:connector>
        <draw:connector draw:style-name="gr73" draw:text-style-name="P3" draw:layer="controls" draw:type="curve" draw:line-skew="-1cm" svg:x1="13.885cm" svg:y1="2.401cm" svg:x2="11.159cm" svg:y2="5.762cm" draw:start-shape="id112" draw:start-glue-point="9" draw:end-shape="id114" draw:end-glue-point="4" svg:d="M13885 2401c0 1161-2726-519-2726 3361" svg:viewBox="0 0 2727 3362">
          <text:p/>
        </draw:connector>
        <draw:connector draw:style-name="gr74" draw:text-style-name="P3" draw:layer="controls" draw:type="line" svg:x1="13.885cm" svg:y1="2.401cm" svg:x2="12.429cm" svg:y2="3.857cm" draw:start-shape="id112" draw:start-glue-point="9" draw:end-shape="id116" draw:end-glue-point="4" svg:d="M13885 2401l-1456 1456" svg:viewBox="0 0 1457 1457">
          <text:p/>
        </draw:connector>
        <draw:connector draw:style-name="gr75" draw:text-style-name="P3" draw:layer="controls" draw:type="line" svg:x1="11.98cm" svg:y1="4.941cm" svg:x2="11.159cm" svg:y2="5.762cm" draw:start-shape="id116" draw:start-glue-point="9" draw:end-shape="id114" draw:end-glue-point="4" svg:d="M11980 4941l-821 821" svg:viewBox="0 0 822 822">
          <text:p/>
        </draw:connector>
        <draw:connector draw:style-name="gr76" draw:text-style-name="P3" draw:layer="controls" draw:type="line" svg:x1="11.608cm" svg:y1="6.846cm" svg:x2="12.112cm" svg:y2="7.35cm" draw:start-shape="id114" draw:start-glue-point="7" draw:end-shape="id118" draw:end-glue-point="4" svg:d="M11608 6846l504 504" svg:viewBox="0 0 505 505">
          <text:p/>
        </draw:connector>
        <draw:custom-shape draw:style-name="gr81" draw:text-style-name="P64" xml:id="id119" draw:id="id119" draw:layer="controls" svg:width="1.27cm" svg:height="1.27cm" svg:x="22.907cm" svg:y="3.857cm">
          <text:p text:style-name="P49"><text:span text:style-name="T5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6" xml:id="id120" draw:id="id120" draw:layer="controls" svg:width="1.27cm" svg:height="1.27cm" svg:x="23.859cm" svg:y="5.762cm">
          <text:p text:style-name="P1">0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62" xml:id="id121" draw:id="id121" draw:layer="controls" svg:width="1.27cm" svg:height="1.27cm" svg:x="19.414cm" svg:y="3.857cm">
          <text:p text:style-name="P49"><text:span text:style-name="T5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65" xml:id="id123" draw:id="id123" draw:layer="controls" svg:width="1.27cm" svg:height="1.27cm" svg:x="21.002cm" svg:y="1.952cm">
          <text:p text:style-name="P49"><text:span text:style-name="T5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9" xml:id="id122" draw:id="id122" draw:layer="controls" svg:width="1.27cm" svg:height="1.27cm" svg:x="18.462cm" svg:y="5.762cm">
          <text:p text:style-name="P1">0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60" xml:id="id125" draw:id="id125" draw:layer="controls" svg:width="1.27cm" svg:height="1.27cm" svg:x="21.954cm" svg:y="5.762cm">
          <text:p text:style-name="P1">0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61" xml:id="id124" draw:id="id124" draw:layer="controls" svg:width="1.27cm" svg:height="1.27cm" svg:x="20.367cm" svg:y="5.762cm">
          <text:p text:style-name="P1">0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3" draw:layer="controls" draw:type="line" svg:x1="23.992cm" svg:y1="4.941cm" svg:x2="24.495cm" svg:y2="5.762cm" draw:start-shape="id119" draw:start-glue-point="7" draw:end-shape="id120" draw:end-glue-point="4" svg:d="M23992 4941l503 821" svg:viewBox="0 0 504 822">
          <text:p/>
        </draw:connector>
        <draw:connector draw:style-name="gr37" draw:text-style-name="P3" draw:layer="controls" draw:type="line" svg:x1="19.601cm" svg:y1="4.941cm" svg:x2="19.098cm" svg:y2="5.762cm" draw:start-shape="id121" draw:start-glue-point="9" draw:end-shape="id122" draw:end-glue-point="4" svg:d="M19601 4941l-503 821" svg:viewBox="0 0 504 822">
          <text:p/>
        </draw:connector>
        <draw:custom-shape draw:style-name="gr63" draw:text-style-name="P1" draw:layer="controls" svg:width="0.952cm" svg:height="1.27cm" svg:x="22.907cm" svg:y="2.705cm">
          <text:p/>
          <draw:enhanced-geometry svg:viewBox="0 0 21600 21600" draw:mirror-horizontal="false" draw:text-areas="0 0 21600 21600" draw:type="circular-arrow" draw:modifiers="-98.6544533058879 -30.4299186726617 9344.7481119263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75" draw:text-style-name="P3" draw:layer="controls" draw:type="line" svg:x1="21.189cm" svg:y1="3.036cm" svg:x2="20.05cm" svg:y2="3.857cm" draw:start-shape="id123" draw:start-glue-point="9" draw:end-shape="id121" draw:end-glue-point="4" svg:d="M21189 3036l-1139 821" svg:viewBox="0 0 1140 822">
          <text:p/>
        </draw:connector>
        <draw:connector draw:style-name="gr76" draw:text-style-name="P3" draw:layer="controls" draw:type="line" svg:x1="20.499cm" svg:y1="4.941cm" svg:x2="21.003cm" svg:y2="5.762cm" draw:start-shape="id121" draw:start-glue-point="7" draw:end-shape="id124" draw:end-glue-point="4" svg:d="M20499 4941l504 821" svg:viewBox="0 0 505 822">
          <text:p/>
        </draw:connector>
        <draw:connector draw:style-name="gr77" draw:text-style-name="P3" draw:layer="controls" draw:type="curve" svg:x1="22.087cm" svg:y1="3.036cm" svg:x2="22.59cm" svg:y2="5.762cm" draw:start-shape="id123" draw:start-glue-point="7" draw:end-shape="id125" draw:end-glue-point="4" svg:d="M22087 3036c0 2185 503 823 503 2726" svg:viewBox="0 0 504 2727">
          <text:p/>
        </draw:connector>
        <draw:connector draw:style-name="gr78" draw:text-style-name="P3" draw:layer="controls" draw:type="curve" svg:x1="23.543cm" svg:y1="3.857cm" svg:x2="22.087cm" svg:y2="3.036cm" draw:start-shape="id119" draw:start-glue-point="4" draw:end-shape="id123" draw:end-glue-point="7" svg:d="M23543 3857c0-548-485-821-1456-821" svg:viewBox="0 0 1457 822">
          <text:p/>
        </draw:connector>
        <draw:connector draw:style-name="gr79" draw:text-style-name="P3" draw:layer="controls" draw:type="line" svg:x1="22.087cm" svg:y1="3.036cm" svg:x2="23.543cm" svg:y2="3.857cm" draw:start-shape="id123" draw:start-glue-point="7" draw:end-shape="id119" draw:end-glue-point="4" svg:d="M22087 3036l1456 821" svg:viewBox="0 0 1457 822">
          <text:p/>
        </draw:connector>
        <draw:connector draw:style-name="gr80" draw:text-style-name="P3" draw:layer="controls" draw:type="line" svg:x1="23.094cm" svg:y1="4.941cm" svg:x2="22.59cm" svg:y2="5.762cm" draw:start-shape="id119" draw:start-glue-point="9" draw:end-shape="id125" draw:end-glue-point="4" svg:d="M23094 4941l-504 821" svg:viewBox="0 0 505 822">
          <text:p/>
        </draw:connector>
        <draw:custom-shape draw:style-name="gr81" draw:text-style-name="P55" xml:id="id126" draw:id="id126" draw:layer="controls" svg:width="1.27cm" svg:height="1.27cm" svg:x="9.571cm" svg:y="11.477cm">
          <text:p text:style-name="P1">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6" xml:id="id127" draw:id="id127" draw:layer="controls" svg:width="1.27cm" svg:height="1.27cm" svg:x="10.523cm" svg:y="13.382cm">
          <text:p text:style-name="P1">0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7" xml:id="id128" draw:id="id128" draw:layer="controls" svg:width="1.27cm" svg:height="1.27cm" svg:x="6.078cm" svg:y="11.477cm">
          <text:p text:style-name="P1">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8" xml:id="id130" draw:id="id130" draw:layer="controls" svg:width="1.27cm" svg:height="1.27cm" svg:x="7.667cm" svg:y="9.572cm">
          <text:p text:style-name="P1">2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9" xml:id="id129" draw:id="id129" draw:layer="controls" svg:width="1.27cm" svg:height="1.27cm" svg:x="5.126cm" svg:y="13.382cm">
          <text:p text:style-name="P1">0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60" xml:id="id132" draw:id="id132" draw:layer="controls" svg:width="1.27cm" svg:height="1.27cm" svg:x="8.618cm" svg:y="13.382cm">
          <text:p text:style-name="P1">0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61" xml:id="id131" draw:id="id131" draw:layer="controls" svg:width="1.27cm" svg:height="1.27cm" svg:x="7.031cm" svg:y="13.382cm">
          <text:p text:style-name="P1">0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3" draw:layer="controls" draw:type="line" svg:x1="10.656cm" svg:y1="12.561cm" svg:x2="11.159cm" svg:y2="13.382cm" draw:start-shape="id126" draw:start-glue-point="7" draw:end-shape="id127" draw:end-glue-point="4" svg:d="M10656 12561l503 821" svg:viewBox="0 0 504 822">
          <text:p/>
        </draw:connector>
        <draw:connector draw:style-name="gr37" draw:text-style-name="P3" draw:layer="controls" draw:type="line" svg:x1="6.265cm" svg:y1="12.561cm" svg:x2="5.762cm" svg:y2="13.382cm" draw:start-shape="id128" draw:start-glue-point="9" draw:end-shape="id129" draw:end-glue-point="4" svg:d="M6265 12561l-503 821" svg:viewBox="0 0 504 822">
          <text:p/>
        </draw:connector>
        <draw:connector draw:style-name="gr75" draw:text-style-name="P3" draw:layer="controls" draw:type="line" svg:x1="7.854cm" svg:y1="10.656cm" svg:x2="6.714cm" svg:y2="11.477cm" draw:start-shape="id130" draw:start-glue-point="9" draw:end-shape="id128" draw:end-glue-point="4" svg:d="M7854 10656l-1140 821" svg:viewBox="0 0 1141 822">
          <text:p/>
        </draw:connector>
        <draw:connector draw:style-name="gr76" draw:text-style-name="P3" draw:layer="controls" draw:type="line" svg:x1="7.163cm" svg:y1="12.561cm" svg:x2="7.667cm" svg:y2="13.382cm" draw:start-shape="id128" draw:start-glue-point="7" draw:end-shape="id131" draw:end-glue-point="4" svg:d="M7163 12561l504 821" svg:viewBox="0 0 505 822">
          <text:p/>
        </draw:connector>
        <draw:connector draw:style-name="gr79" draw:text-style-name="P3" draw:layer="controls" draw:type="line" svg:x1="8.752cm" svg:y1="10.656cm" svg:x2="10.207cm" svg:y2="11.477cm" draw:start-shape="id130" draw:start-glue-point="7" draw:end-shape="id126" draw:end-glue-point="4" svg:d="M8752 10656l1455 821" svg:viewBox="0 0 1456 822">
          <text:p/>
        </draw:connector>
        <draw:connector draw:style-name="gr80" draw:text-style-name="P3" draw:layer="controls" draw:type="line" svg:x1="9.758cm" svg:y1="12.561cm" svg:x2="9.254cm" svg:y2="13.382cm" draw:start-shape="id126" draw:start-glue-point="9" draw:end-shape="id132" draw:end-glue-point="4" svg:d="M9758 12561l-504 821" svg:viewBox="0 0 505 822">
          <text:p/>
        </draw:connector>
      </draw:page>
      <draw:page draw:name="page6" draw:style-name="dp1" draw:master-page-name="Default">
        <draw:custom-shape draw:style-name="gr88" draw:text-style-name="P67" xml:id="id139" draw:id="id139" draw:layer="layout" svg:width="1.249cm" svg:height="1.242cm" svg:x="6.736cm" svg:y="1.952cm">
          <text:p text:style-name="P66"><text:span text:style-name="T7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67" xml:id="id141" draw:id="id141" draw:layer="layout" svg:width="1.27cm" svg:height="1.27cm" svg:x="4.81cm" svg:y="4.175cm">
          <text:p text:style-name="P66"><text:span text:style-name="T7">h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67" xml:id="id136" draw:id="id136" draw:layer="layout" svg:width="1.27cm" svg:height="1.27cm" svg:x="2.905cm" svg:y="6.397cm">
          <text:p text:style-name="P66"><text:span text:style-name="T7">h-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67" xml:id="id133" draw:id="id133" draw:layer="layout" svg:width="1.27cm" svg:height="1.27cm" svg:x="6.715cm" svg:y="6.397cm">
          <text:p text:style-name="P66"><text:span text:style-name="T7">h-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67" xml:id="id138" draw:id="id138" draw:layer="layout" svg:width="1.27cm" svg:height="1.27cm" svg:x="1.952cm" svg:y="8.244cm">
          <text:p text:style-name="P66"><text:span text:style-name="T8">h-3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1" draw:text-style-name="P69" xml:id="id140" draw:id="id140" draw:layer="layout" svg:width="1.27cm" svg:height="1.27cm" svg:x="8.302cm" svg:y="4.175cm">
          <text:p text:style-name="P68"><text:span text:style-name="T9">h-3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0" draw:text-style-name="P67" xml:id="id137" draw:id="id137" draw:layer="layout" svg:width="1.27cm" svg:height="1.27cm" svg:x="3.857cm" svg:y="8.244cm">
          <text:p text:style-name="P66"><text:span text:style-name="T8">h-3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0" draw:text-style-name="P67" xml:id="id134" draw:id="id134" draw:layer="layout" svg:width="1.27cm" svg:height="1.27cm" svg:x="5.701cm" svg:y="8.244cm">
          <text:p text:style-name="P66"><text:span text:style-name="T8">h-3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0" draw:text-style-name="P67" xml:id="id135" draw:id="id135" draw:layer="layout" svg:width="1.27cm" svg:height="1.27cm" svg:x="7.667cm" svg:y="8.244cm">
          <text:p text:style-name="P66"><text:span text:style-name="T8">h-3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2" draw:text-style-name="P3" draw:layer="layout" draw:type="line" svg:x1="6.901cm" svg:y1="7.481cm" svg:x2="6.336cm" svg:y2="8.244cm" draw:start-shape="id133" draw:start-glue-point="7" draw:end-shape="id134" draw:end-glue-point="4" svg:d="M6901 7481l-565 763" svg:viewBox="0 0 566 764">
          <text:p/>
        </draw:connector>
        <draw:connector draw:style-name="gr93" draw:text-style-name="P3" draw:layer="layout" draw:type="line" svg:x1="7.799cm" svg:y1="7.481cm" svg:x2="8.302cm" svg:y2="8.244cm" draw:start-shape="id133" draw:start-glue-point="9" draw:end-shape="id135" draw:end-glue-point="4" svg:d="M7799 7481l503 763" svg:viewBox="0 0 504 764">
          <text:p/>
        </draw:connector>
        <draw:connector draw:style-name="gr94" draw:text-style-name="P3" draw:layer="layout" draw:type="line" svg:x1="3.989cm" svg:y1="7.481cm" svg:x2="4.492cm" svg:y2="8.244cm" draw:start-shape="id136" draw:start-glue-point="9" draw:end-shape="id137" draw:end-glue-point="4" svg:d="M3989 7481l503 763" svg:viewBox="0 0 504 764">
          <text:p/>
        </draw:connector>
        <draw:connector draw:style-name="gr95" draw:text-style-name="P3" draw:layer="layout" draw:type="line" svg:x1="3.091cm" svg:y1="7.481cm" svg:x2="2.587cm" svg:y2="8.244cm" draw:start-shape="id136" draw:start-glue-point="7" draw:end-shape="id138" draw:end-glue-point="4" svg:d="M3091 7481l-504 763" svg:viewBox="0 0 505 764">
          <text:p/>
        </draw:connector>
        <draw:connector draw:style-name="gr96" draw:text-style-name="P3" draw:layer="layout" draw:type="line" svg:x1="7.802cm" svg:y1="3.012cm" svg:x2="8.937cm" svg:y2="4.175cm" draw:start-shape="id139" draw:start-glue-point="9" draw:end-shape="id140" draw:end-glue-point="4" svg:d="M7802 3012l1135 1163" svg:viewBox="0 0 1136 1164">
          <text:p/>
        </draw:connector>
        <draw:connector draw:style-name="gr97" draw:text-style-name="P3" draw:layer="layout" draw:type="line" svg:x1="4.996cm" svg:y1="5.259cm" svg:x2="3.54cm" svg:y2="6.397cm" draw:start-shape="id141" draw:start-glue-point="7" draw:end-shape="id136" draw:end-glue-point="4" svg:d="M4996 5259l-1456 1138" svg:viewBox="0 0 1457 1139">
          <text:p/>
        </draw:connector>
        <draw:connector draw:style-name="gr98" draw:text-style-name="P3" draw:layer="layout" draw:type="line" svg:x1="6.919cm" svg:y1="3.012cm" svg:x2="5.445cm" svg:y2="4.175cm" draw:start-shape="id139" draw:start-glue-point="7" draw:end-shape="id141" draw:end-glue-point="4" svg:d="M6919 3012l-1474 1163" svg:viewBox="0 0 1475 1164">
          <text:p/>
        </draw:connector>
        <draw:connector draw:style-name="gr99" draw:text-style-name="P3" draw:layer="layout" draw:type="line" svg:x1="5.894cm" svg:y1="5.259cm" svg:x2="7.35cm" svg:y2="6.397cm" draw:start-shape="id141" draw:start-glue-point="9" draw:end-shape="id133" draw:end-glue-point="4" svg:d="M5894 5259l1456 1138" svg:viewBox="0 0 1457 1139">
          <text:p/>
        </draw:connector>
        <draw:custom-shape draw:style-name="gr88" draw:text-style-name="P67" xml:id="id145" draw:id="id145" draw:layer="layout" svg:width="1.249cm" svg:height="1.242cm" svg:x="19.754cm" svg:y="1.952cm">
          <text:p text:style-name="P66"><text:span text:style-name="T7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67" xml:id="id147" draw:id="id147" draw:layer="layout" svg:width="1.27cm" svg:height="1.27cm" svg:x="17.828cm" svg:y="4.175cm">
          <text:p text:style-name="P66"><text:span text:style-name="T7">h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67" xml:id="id142" draw:id="id142" draw:layer="layout" svg:width="1.27cm" svg:height="1.27cm" svg:x="19.733cm" svg:y="6.397cm">
          <text:p text:style-name="P66"><text:span text:style-name="T7">h-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69" xml:id="id146" draw:id="id146" draw:layer="layout" svg:width="1.27cm" svg:height="1.27cm" svg:x="21.32cm" svg:y="4.175cm">
          <text:p text:style-name="P68"><text:span text:style-name="T9">h-3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0" draw:text-style-name="P67" xml:id="id148" draw:id="id148" draw:layer="layout" svg:width="1.27cm" svg:height="1.27cm" svg:x="15.922cm" svg:y="6.397cm">
          <text:p text:style-name="P66"><text:span text:style-name="T8">h-3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0" draw:text-style-name="P67" xml:id="id143" draw:id="id143" draw:layer="layout" svg:width="1.27cm" svg:height="1.27cm" svg:x="18.719cm" svg:y="8.244cm">
          <text:p text:style-name="P66"><text:span text:style-name="T8">h-3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0" draw:text-style-name="P67" xml:id="id144" draw:id="id144" draw:layer="layout" svg:width="1.27cm" svg:height="1.27cm" svg:x="20.685cm" svg:y="8.244cm">
          <text:p text:style-name="P66"><text:span text:style-name="T8">h-3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2" draw:text-style-name="P3" draw:layer="layout" draw:type="line" svg:x1="19.919cm" svg:y1="7.481cm" svg:x2="19.354cm" svg:y2="8.244cm" draw:start-shape="id142" draw:start-glue-point="7" draw:end-shape="id143" draw:end-glue-point="4" svg:d="M19919 7481l-565 763" svg:viewBox="0 0 566 764">
          <text:p/>
        </draw:connector>
        <draw:connector draw:style-name="gr93" draw:text-style-name="P3" draw:layer="layout" draw:type="line" svg:x1="20.817cm" svg:y1="7.481cm" svg:x2="21.32cm" svg:y2="8.244cm" draw:start-shape="id142" draw:start-glue-point="9" draw:end-shape="id144" draw:end-glue-point="4" svg:d="M20817 7481l503 763" svg:viewBox="0 0 504 764">
          <text:p/>
        </draw:connector>
        <draw:connector draw:style-name="gr96" draw:text-style-name="P3" draw:layer="layout" draw:type="line" svg:x1="20.82cm" svg:y1="3.012cm" svg:x2="21.955cm" svg:y2="4.175cm" draw:start-shape="id145" draw:start-glue-point="9" draw:end-shape="id146" draw:end-glue-point="4" svg:d="M20820 3012l1135 1163" svg:viewBox="0 0 1136 1164">
          <text:p/>
        </draw:connector>
        <draw:connector draw:style-name="gr98" draw:text-style-name="P3" draw:layer="layout" draw:type="line" svg:x1="19.937cm" svg:y1="3.012cm" svg:x2="18.463cm" svg:y2="4.175cm" draw:start-shape="id145" draw:start-glue-point="7" draw:end-shape="id147" draw:end-glue-point="4" svg:d="M19937 3012l-1474 1163" svg:viewBox="0 0 1475 1164">
          <text:p/>
        </draw:connector>
        <draw:connector draw:style-name="gr99" draw:text-style-name="P3" draw:layer="layout" draw:type="line" svg:x1="18.912cm" svg:y1="5.259cm" svg:x2="20.368cm" svg:y2="6.397cm" draw:start-shape="id147" draw:start-glue-point="9" draw:end-shape="id142" draw:end-glue-point="4" svg:d="M18912 5259l1456 1138" svg:viewBox="0 0 1457 1139">
          <text:p/>
        </draw:connector>
        <draw:connector draw:style-name="gr100" draw:text-style-name="P3" draw:layer="layout" draw:type="line" svg:x1="18.014cm" svg:y1="5.259cm" svg:x2="16.557cm" svg:y2="6.397cm" draw:start-shape="id147" draw:start-glue-point="7" draw:end-shape="id148" draw:end-glue-point="4" svg:d="M18014 5259l-1457 1138" svg:viewBox="0 0 1458 1139">
          <text:p/>
        </draw:connector>
      </draw:page>
      <draw:page draw:name="page7" draw:style-name="dp1" draw:master-page-name="Default">
        <draw:custom-shape draw:style-name="gr1" draw:text-style-name="P2" xml:id="id149" draw:id="id149" draw:layer="controls" svg:width="1.27cm" svg:height="1.27cm" svg:x="16.24cm" svg:y="1cm">
          <text:p text:style-name="P1">5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1" draw:id="id151" draw:layer="controls" svg:width="1.27cm" svg:height="1.27cm" svg:x="19.733cm" svg:y="3.539cm">
          <text:p text:style-name="P1">10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0" draw:id="id150" draw:layer="controls" svg:width="1.27cm" svg:height="1.27cm" svg:x="11.478cm" svg:y="3.54cm">
          <text:p text:style-name="P1">4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3" draw:id="id153" draw:layer="controls" svg:width="1.27cm" svg:height="1.27cm" svg:x="13.383cm" svg:y="5.445cm">
          <text:p text:style-name="P1">4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2" draw:id="id152" draw:layer="controls" svg:width="1.27cm" svg:height="1.27cm" svg:x="9.573cm" svg:y="5.435cm">
          <text:p text:style-name="P1">2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9" draw:id="id159" draw:layer="controls" svg:width="1.27cm" svg:height="1.27cm" svg:x="18.462cm" svg:y="7.35cm">
          <text:p text:style-name="P1">8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4" draw:id="id154" draw:layer="controls" svg:width="1.27cm" svg:height="1.27cm" svg:x="22.273cm" svg:y="5.444cm">
          <text:p text:style-name="P1">12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6" draw:id="id156" draw:layer="controls" svg:width="1.27cm" svg:height="1.27cm" svg:x="8.62cm" svg:y="7.349cm">
          <text:p text:style-name="P1">1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5" draw:id="id155" draw:layer="controls" svg:width="1.27cm" svg:height="1.27cm" svg:x="10.525cm" svg:y="7.35cm">
          <text:p text:style-name="P1">2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1" draw:id="id161" draw:layer="controls" svg:width="1.27cm" svg:height="1.27cm" svg:x="16.875cm" svg:y="5.445cm">
          <text:p text:style-name="P1">7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7" draw:id="id157" draw:layer="controls" svg:width="1.27cm" svg:height="1.27cm" svg:x="21.32cm" svg:y="7.358cm">
          <text:p text:style-name="P1">10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8" draw:id="id158" draw:layer="controls" svg:width="1.27cm" svg:height="1.27cm" svg:x="23.225cm" svg:y="7.358cm">
          <text:p text:style-name="P1">12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1" draw:text-style-name="P3" draw:layer="controls" draw:type="line" svg:x1="16.427cm" svg:y1="2.084cm" svg:x2="12.114cm" svg:y2="3.54cm" draw:start-shape="id149" draw:start-glue-point="9" draw:end-shape="id150" draw:end-glue-point="4" svg:d="M16427 2084l-4313 1456" svg:viewBox="0 0 4314 1457">
          <text:p/>
        </draw:connector>
        <draw:connector draw:style-name="gr102" draw:text-style-name="P3" draw:layer="controls" draw:type="line" svg:x1="17.007cm" svg:y1="2.084cm" svg:x2="20.369cm" svg:y2="3.539cm" draw:end-shape="id151" draw:end-glue-point="4" svg:d="M17007 2084l3362 1455" svg:viewBox="0 0 3363 1456">
          <text:p/>
        </draw:connector>
        <draw:connector draw:style-name="gr103" draw:text-style-name="P3" draw:layer="controls" draw:type="line" svg:x1="11.665cm" svg:y1="4.624cm" svg:x2="10.209cm" svg:y2="5.435cm" draw:start-shape="id150" draw:start-glue-point="9" draw:end-shape="id152" draw:end-glue-point="4" svg:d="M11665 4624l-1456 811" svg:viewBox="0 0 1457 812">
          <text:p/>
        </draw:connector>
        <draw:connector draw:style-name="gr104" draw:text-style-name="P3" draw:layer="controls" draw:type="line" svg:x1="12.563cm" svg:y1="4.624cm" svg:x2="14.019cm" svg:y2="5.445cm" draw:start-shape="id150" draw:start-glue-point="7" draw:end-shape="id153" draw:end-glue-point="4" svg:d="M12563 4624l1456 821" svg:viewBox="0 0 1457 822">
          <text:p/>
        </draw:connector>
        <draw:connector draw:style-name="gr105" draw:text-style-name="P3" draw:layer="controls" draw:type="line" svg:x1="20.818cm" svg:y1="4.623cm" svg:x2="22.909cm" svg:y2="5.444cm" draw:start-shape="id151" draw:start-glue-point="7" draw:end-shape="id154" draw:end-glue-point="4" svg:d="M20818 4623l2091 821" svg:viewBox="0 0 2092 822">
          <text:p/>
        </draw:connector>
        <draw:connector draw:style-name="gr106" draw:text-style-name="P3" draw:layer="controls" draw:type="line" svg:x1="10.658cm" svg:y1="6.519cm" svg:x2="11.161cm" svg:y2="7.35cm" draw:start-shape="id152" draw:start-glue-point="7" draw:end-shape="id155" draw:end-glue-point="4" svg:d="M10658 6519l503 831" svg:viewBox="0 0 504 832">
          <text:p/>
        </draw:connector>
        <draw:connector draw:style-name="gr107" draw:text-style-name="P3" draw:layer="controls" draw:type="line" svg:x1="9.76cm" svg:y1="6.519cm" svg:x2="9.256cm" svg:y2="7.349cm" draw:start-shape="id152" draw:start-glue-point="9" draw:end-shape="id156" draw:end-glue-point="4" svg:d="M9760 6519l-504 830" svg:viewBox="0 0 505 831">
          <text:p/>
        </draw:connector>
        <draw:connector draw:style-name="gr108" draw:text-style-name="P3" draw:layer="controls" draw:type="line" svg:x1="22.46cm" svg:y1="6.528cm" svg:x2="21.956cm" svg:y2="7.358cm" draw:start-shape="id154" draw:start-glue-point="9" draw:end-shape="id157" draw:end-glue-point="4" svg:d="M22460 6528l-504 830" svg:viewBox="0 0 505 831">
          <text:p/>
        </draw:connector>
        <draw:connector draw:style-name="gr109" draw:text-style-name="P3" draw:layer="controls" draw:type="line" svg:x1="23.358cm" svg:y1="6.528cm" svg:x2="23.861cm" svg:y2="7.358cm" draw:start-shape="id154" draw:start-glue-point="7" draw:end-shape="id158" draw:end-glue-point="4" svg:d="M23358 6528l503 830" svg:viewBox="0 0 504 831">
          <text:p/>
        </draw:connector>
        <draw:frame draw:style-name="gr110" draw:text-style-name="P70" draw:layer="controls" svg:width="0.317cm" svg:height="0.645cm" svg:x="12.748cm" svg:y="3.54cm">
          <draw:text-box>
            <text:p><text:span text:style-name="T10">2</text:span></text:p>
          </draw:text-box>
        </draw:frame>
        <draw:frame draw:style-name="gr110" draw:text-style-name="P70" draw:layer="controls" svg:width="0.317cm" svg:height="0.645cm" svg:x="21.003cm" svg:y="3.539cm">
          <draw:text-box>
            <text:p><text:span text:style-name="T10">3</text:span></text:p>
          </draw:text-box>
        </draw:frame>
        <draw:frame draw:style-name="gr110" draw:text-style-name="P70" draw:layer="controls" svg:width="0.317cm" svg:height="0.645cm" svg:x="17.511cm" svg:y="1.001cm">
          <draw:text-box>
            <text:p><text:span text:style-name="T10">4</text:span></text:p>
          </draw:text-box>
        </draw:frame>
        <draw:frame draw:style-name="gr110" draw:text-style-name="P70" draw:layer="controls" svg:width="0.317cm" svg:height="0.645cm" svg:x="19.732cm" svg:y="7.34cm">
          <draw:text-box>
            <text:p><text:span text:style-name="T10">2</text:span></text:p>
          </draw:text-box>
        </draw:frame>
        <draw:frame draw:style-name="gr110" draw:text-style-name="P70" draw:layer="controls" svg:width="0.317cm" svg:height="0.645cm" svg:x="23.543cm" svg:y="5.444cm">
          <draw:text-box>
            <text:p><text:span text:style-name="T10">1</text:span></text:p>
          </draw:text-box>
        </draw:frame>
        <draw:frame draw:style-name="gr110" draw:text-style-name="P70" draw:layer="controls" svg:width="0.317cm" svg:height="0.645cm" svg:x="18.145cm" svg:y="5.445cm">
          <draw:text-box draw:corner-radius="0.952cm">
            <text:p><text:span text:style-name="T10">2</text:span></text:p>
          </draw:text-box>
        </draw:frame>
        <draw:frame draw:style-name="gr110" draw:text-style-name="P70" draw:layer="controls" svg:width="0.317cm" svg:height="0.645cm" svg:x="22.591cm" svg:y="7.359cm">
          <draw:text-box>
            <text:p><text:span text:style-name="T10">0</text:span></text:p>
          </draw:text-box>
        </draw:frame>
        <draw:frame draw:style-name="gr110" draw:text-style-name="P70" draw:layer="controls" svg:width="0.317cm" svg:height="0.645cm" svg:x="24.495cm" svg:y="7.349cm">
          <draw:text-box>
            <text:p><text:span text:style-name="T10">0</text:span></text:p>
          </draw:text-box>
        </draw:frame>
        <draw:frame draw:style-name="gr110" draw:text-style-name="P70" draw:layer="controls" svg:width="0.317cm" svg:height="0.645cm" svg:x="14.653cm" svg:y="5.435cm">
          <draw:text-box>
            <text:p><text:span text:style-name="T10">0</text:span></text:p>
          </draw:text-box>
        </draw:frame>
        <draw:frame draw:style-name="gr110" draw:text-style-name="P70" draw:layer="controls" svg:width="0.317cm" svg:height="0.645cm" svg:x="10.843cm" svg:y="5.435cm">
          <draw:text-box>
            <text:p><text:span text:style-name="T10">1</text:span></text:p>
          </draw:text-box>
        </draw:frame>
        <draw:frame draw:style-name="gr110" draw:text-style-name="P70" draw:layer="controls" svg:width="0.317cm" svg:height="0.645cm" svg:x="9.89cm" svg:y="7.35cm">
          <draw:text-box>
            <text:p><text:span text:style-name="T10">0</text:span></text:p>
          </draw:text-box>
        </draw:frame>
        <draw:frame draw:style-name="gr110" draw:text-style-name="P70" draw:layer="controls" svg:width="0.317cm" svg:height="0.645cm" svg:x="11.796cm" svg:y="7.35cm">
          <draw:text-box>
            <text:p><text:span text:style-name="T10">0</text:span></text:p>
          </draw:text-box>
        </draw:frame>
        <draw:custom-shape draw:style-name="gr1" draw:text-style-name="P2" xml:id="id160" draw:id="id160" draw:layer="controls" svg:width="1.27cm" svg:height="1.27cm" svg:x="19.415cm" svg:y="8.937cm">
          <text:p text:style-name="P1">8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0" draw:text-style-name="P70" draw:layer="controls" svg:width="0.317cm" svg:height="0.645cm" svg:x="20.685cm" svg:y="8.937cm">
          <draw:text-box>
            <text:p><text:span text:style-name="T10">0</text:span></text:p>
          </draw:text-box>
        </draw:frame>
        <draw:connector draw:style-name="gr111" draw:text-style-name="P3" draw:layer="controls" draw:type="line" svg:x1="19.547cm" svg:y1="8.434cm" svg:x2="20.051cm" svg:y2="8.937cm" draw:start-shape="id159" draw:start-glue-point="7" draw:end-shape="id160" draw:end-glue-point="4" svg:d="M19547 8434l504 503" svg:viewBox="0 0 505 504">
          <text:p/>
        </draw:connector>
        <draw:custom-shape draw:style-name="gr1" draw:text-style-name="P2" xml:id="id162" draw:id="id162" draw:layer="layout" svg:width="1.27cm" svg:height="1.27cm" svg:x="14.653cm" svg:y="7.35cm">
          <text:p text:style-name="P1">6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0" draw:text-style-name="P70" draw:layer="layout" svg:width="0.317cm" svg:height="0.645cm" svg:x="15.923cm" svg:y="7.35cm">
          <draw:text-box>
            <text:p><text:span text:style-name="T10">1</text:span></text:p>
          </draw:text-box>
        </draw:frame>
        <draw:custom-shape draw:style-name="gr1" draw:text-style-name="P2" xml:id="id165" draw:id="id165" draw:layer="layout" svg:width="1.27cm" svg:height="1.27cm" svg:x="17.51cm" svg:y="8.937cm">
          <text:p text:style-name="P1">7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0" draw:text-style-name="P70" draw:layer="layout" svg:width="0.317cm" svg:height="0.645cm" svg:x="18.78cm" svg:y="8.937cm">
          <draw:text-box>
            <text:p><text:span text:style-name="T10">0</text:span></text:p>
          </draw:text-box>
        </draw:frame>
        <draw:connector draw:style-name="gr112" draw:text-style-name="P3" draw:layer="layout" draw:type="line" svg:x1="17.062cm" svg:y1="6.529cm" svg:x2="15.289cm" svg:y2="7.35cm" draw:start-shape="id161" draw:start-glue-point="9" draw:end-shape="id162" draw:end-glue-point="4" svg:d="M17062 6529l-1773 821" svg:viewBox="0 0 1774 822">
          <text:p/>
        </draw:connector>
        <draw:custom-shape draw:style-name="gr1" draw:text-style-name="P2" xml:id="id163" draw:id="id163" draw:layer="layout" svg:width="1.27cm" svg:height="1.27cm" svg:x="13.7cm" svg:y="8.938cm">
          <text:p text:style-name="P1">5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4" draw:id="id164" draw:layer="layout" svg:width="1.27cm" svg:height="1.27cm" svg:x="15.605cm" svg:y="8.938cm">
          <text:p text:style-name="P1">6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3" draw:text-style-name="P3" draw:layer="layout" draw:type="line" svg:x1="14.84cm" svg:y1="8.434cm" svg:x2="14.336cm" svg:y2="8.938cm" draw:start-shape="id162" draw:start-glue-point="9" draw:end-shape="id163" draw:end-glue-point="4" svg:d="M14840 8434l-504 504" svg:viewBox="0 0 505 505">
          <text:p/>
        </draw:connector>
        <draw:connector draw:style-name="gr114" draw:text-style-name="P3" draw:layer="layout" draw:type="line" svg:x1="15.738cm" svg:y1="8.434cm" svg:x2="16.241cm" svg:y2="8.938cm" draw:start-shape="id162" draw:start-glue-point="7" draw:end-shape="id164" draw:end-glue-point="4" svg:d="M15738 8434l503 504" svg:viewBox="0 0 504 505">
          <text:p/>
        </draw:connector>
        <draw:frame draw:style-name="gr110" draw:text-style-name="P70" draw:layer="layout" svg:width="0.317cm" svg:height="0.645cm" svg:x="16.875cm" svg:y="8.938cm">
          <draw:text-box>
            <text:p><text:span text:style-name="T10">0</text:span></text:p>
          </draw:text-box>
        </draw:frame>
        <draw:frame draw:style-name="gr110" draw:text-style-name="P70" draw:layer="layout" svg:width="0.317cm" svg:height="0.645cm" svg:x="14.97cm" svg:y="8.938cm">
          <draw:text-box>
            <text:p><text:span text:style-name="T10">0</text:span></text:p>
          </draw:text-box>
        </draw:frame>
        <draw:connector draw:style-name="gr115" draw:text-style-name="P3" draw:layer="layout" draw:type="curve" svg:x1="17.96cm" svg:y1="6.529cm" svg:x2="18.649cm" svg:y2="7.536cm" draw:start-shape="id161" draw:start-glue-point="7" draw:end-shape="id159" draw:end-glue-point="11" svg:d="M17960 6529c460 0 689 335 689 1007" svg:viewBox="0 0 690 1008">
          <text:p/>
        </draw:connector>
        <draw:connector draw:style-name="gr116" draw:text-style-name="P3" draw:layer="layout" draw:type="curve" svg:x1="19.92cm" svg:y1="4.623cm" svg:x2="19.098cm" svg:y2="7.35cm" draw:start-shape="id151" draw:start-glue-point="9" draw:end-shape="id159" draw:end-glue-point="4" svg:d="M19920 4623c0 2185-822 822-822 2727" svg:viewBox="0 0 823 2728">
          <text:p/>
        </draw:connector>
        <draw:connector draw:style-name="gr117" draw:text-style-name="P3" draw:layer="layout" draw:type="curve" svg:x1="17.96cm" svg:y1="6.529cm" svg:x2="18.146cm" svg:y2="8.937cm" draw:start-shape="id161" draw:start-glue-point="7" draw:end-shape="id165" draw:end-glue-point="4" svg:d="M17960 6529c0 1947 186 743 186 2408" svg:viewBox="0 0 187 2409">
          <text:p/>
        </draw:connector>
        <draw:connector draw:style-name="gr118" draw:text-style-name="P3" draw:layer="layout" draw:type="line" svg:x1="19.92cm" svg:y1="4.623cm" svg:x2="17.511cm" svg:y2="5.445cm" draw:start-shape="id151" draw:start-glue-point="9" draw:end-shape="id161" draw:end-glue-point="4" svg:d="M19920 4623l-2409 822" svg:viewBox="0 0 2410 823">
          <text:p/>
        </draw:connector>
        <draw:connector draw:style-name="gr119" draw:text-style-name="P3" draw:layer="layout" draw:type="line" svg:x1="17.96cm" svg:y1="6.529cm" svg:x2="18.649cm" svg:y2="7.536cm" draw:start-shape="id161" draw:start-glue-point="7" draw:end-shape="id159" draw:end-glue-point="11" svg:d="M17960 6529l689 1007" svg:viewBox="0 0 690 1008">
          <text:p/>
        </draw:connector>
        <draw:connector draw:style-name="gr120" draw:text-style-name="P3" draw:layer="layout" draw:type="line" svg:x1="18.649cm" svg:y1="8.434cm" svg:x2="18.146cm" svg:y2="8.937cm" draw:start-shape="id159" draw:start-glue-point="9" draw:end-shape="id165" draw:end-glue-point="4" svg:d="M18649 8434l-503 503" svg:viewBox="0 0 504 50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5" draw:display-name="Gradient 105" draw:style="linear" draw:start-color="#f3e5f5" draw:end-color="#4a148c" draw:start-intensity="100%" draw:end-intensity="100%" draw:angle="30deg" draw:border="0%">
      <loext:gradient-stop svg:offset="0" loext:color-type="rgb" loext:color-value="#f3e5f5"/>
      <loext:gradient-stop svg:offset="1" loext:color-type="rgb" loext:color-value="#4a148c"/>
    </draw:gradient>
    <draw:gradient draw:name="Gradient_20_106" draw:display-name="Gradient 106" draw:style="linear" draw:start-color="#f3e5f5" draw:end-color="#d500f9" draw:start-intensity="100%" draw:end-intensity="100%" draw:angle="30deg" draw:border="0%">
      <loext:gradient-stop svg:offset="0" loext:color-type="rgb" loext:color-value="#f3e5f5"/>
      <loext:gradient-stop svg:offset="1" loext:color-type="rgb" loext:color-value="#d500f9"/>
    </draw:gradient>
    <draw:gradient draw:name="Gradient_20_118" draw:display-name="Gradient 118" draw:style="linear" draw:start-color="#64b5f6" draw:end-color="#0d47a1" draw:start-intensity="100%" draw:end-intensity="100%" draw:angle="30deg" draw:border="0%">
      <loext:gradient-stop svg:offset="0" loext:color-type="rgb" loext:color-value="#64b5f6"/>
      <loext:gradient-stop svg:offset="1" loext:color-type="rgb" loext:color-value="#0d47a1"/>
    </draw:gradient>
    <draw:gradient draw:name="Gradient_20_124" draw:display-name="Gradient 124" draw:style="linear" draw:start-color="#d500f9" draw:end-color="#4a148c" draw:start-intensity="100%" draw:end-intensity="100%" draw:angle="30deg" draw:border="0%">
      <loext:gradient-stop svg:offset="0" loext:color-type="rgb" loext:color-value="#d500f9"/>
      <loext:gradient-stop svg:offset="1" loext:color-type="rgb" loext:color-value="#4a148c"/>
    </draw:gradient>
    <draw:gradient draw:name="Gradient_20_134" draw:display-name="Gradient 134" draw:style="linear" draw:start-color="#e040fb" draw:end-color="#1a237e" draw:start-intensity="100%" draw:end-intensity="100%" draw:angle="30deg" draw:border="0%">
      <loext:gradient-stop svg:offset="0" loext:color-type="rgb" loext:color-value="#e040fb"/>
      <loext:gradient-stop svg:offset="1" loext:color-type="rgb" loext:color-value="#1a237e"/>
    </draw:gradient>
    <draw:gradient draw:name="Gradient_20_139" draw:display-name="Gradient 139" draw:style="linear" draw:start-color="#536dfe" draw:end-color="#1a237e" draw:start-intensity="100%" draw:end-intensity="100%" draw:angle="30deg" draw:border="0%">
      <loext:gradient-stop svg:offset="0" loext:color-type="rgb" loext:color-value="#536dfe"/>
      <loext:gradient-stop svg:offset="1" loext:color-type="rgb" loext:color-value="#1a237e"/>
    </draw:gradient>
    <draw:gradient draw:name="Gradient_20_142" draw:display-name="Gradient 142" draw:style="linear" draw:start-color="#b3e5fc" draw:end-color="#01579b" draw:start-intensity="100%" draw:end-intensity="100%" draw:angle="30deg" draw:border="0%">
      <loext:gradient-stop svg:offset="0" loext:color-type="rgb" loext:color-value="#b3e5fc"/>
      <loext:gradient-stop svg:offset="1" loext:color-type="rgb" loext:color-value="#01579b"/>
    </draw:gradient>
    <draw:gradient draw:name="Gradient_20_144" draw:display-name="Gradient 144" draw:style="linear" draw:start-color="#f48fb1" draw:end-color="#c2185b" draw:start-intensity="100%" draw:end-intensity="100%" draw:angle="30deg" draw:border="0%">
      <loext:gradient-stop svg:offset="0" loext:color-type="rgb" loext:color-value="#f48fb1"/>
      <loext:gradient-stop svg:offset="1" loext:color-type="rgb" loext:color-value="#c2185b"/>
    </draw:gradient>
    <draw:gradient draw:name="Gradient_20_148" draw:display-name="Gradient 148" draw:style="linear" draw:start-color="#f06292" draw:end-color="#f50057" draw:start-intensity="100%" draw:end-intensity="100%" draw:angle="30deg" draw:border="0%">
      <loext:gradient-stop svg:offset="0" loext:color-type="rgb" loext:color-value="#f06292"/>
      <loext:gradient-stop svg:offset="1" loext:color-type="rgb" loext:color-value="#f50057"/>
    </draw:gradient>
    <draw:gradient draw:name="Gradient_20_155" draw:display-name="Gradient 155" draw:style="linear" draw:start-color="#64ffda" draw:end-color="#00796b" draw:start-intensity="100%" draw:end-intensity="100%" draw:angle="30deg" draw:border="0%">
      <loext:gradient-stop svg:offset="0" loext:color-type="rgb" loext:color-value="#64ffda"/>
      <loext:gradient-stop svg:offset="1" loext:color-type="rgb" loext:color-value="#00796b"/>
    </draw:gradient>
    <draw:gradient draw:name="Gradient_20_157" draw:display-name="Gradient 157" draw:style="linear" draw:start-color="#b2dfdb" draw:end-color="#26a69a" draw:start-intensity="100%" draw:end-intensity="100%" draw:angle="30deg" draw:border="0%">
      <loext:gradient-stop svg:offset="0" loext:color-type="rgb" loext:color-value="#b2dfdb"/>
      <loext:gradient-stop svg:offset="1" loext:color-type="rgb" loext:color-value="#26a69a"/>
    </draw:gradient>
    <draw:gradient draw:name="Gradient_20_160" draw:display-name="Gradient 160" draw:style="linear" draw:start-color="#e0f7fa" draw:end-color="#00e5ff" draw:start-intensity="100%" draw:end-intensity="100%" draw:angle="30deg" draw:border="0%">
      <loext:gradient-stop svg:offset="0" loext:color-type="rgb" loext:color-value="#e0f7fa"/>
      <loext:gradient-stop svg:offset="1" loext:color-type="rgb" loext:color-value="#00e5ff"/>
    </draw:gradient>
    <draw:gradient draw:name="Gradient_20_168" draw:display-name="Gradient 168" draw:style="linear" draw:start-color="#00e676" draw:end-color="#1b5e20" draw:start-intensity="100%" draw:end-intensity="100%" draw:angle="30deg" draw:border="0%">
      <loext:gradient-stop svg:offset="0" loext:color-type="rgb" loext:color-value="#00e676"/>
      <loext:gradient-stop svg:offset="1" loext:color-type="rgb" loext:color-value="#1b5e20"/>
    </draw:gradient>
    <draw:gradient draw:name="Gradient_20_172" draw:display-name="Gradient 172" draw:style="linear" draw:start-color="#80cbc4" draw:end-color="#00392f" draw:start-intensity="100%" draw:end-intensity="100%" draw:angle="30deg" draw:border="0%">
      <loext:gradient-stop svg:offset="0" loext:color-type="rgb" loext:color-value="#80cbc4"/>
      <loext:gradient-stop svg:offset="1" loext:color-type="rgb" loext:color-value="#00392f"/>
    </draw:gradient>
    <draw:gradient draw:name="Gradient_20_174" draw:display-name="Gradient 174" draw:style="linear" draw:start-color="#81d4fa" draw:end-color="#0288d1" draw:start-intensity="100%" draw:end-intensity="100%" draw:angle="30deg" draw:border="0%">
      <loext:gradient-stop svg:offset="0" loext:color-type="rgb" loext:color-value="#81d4fa"/>
      <loext:gradient-stop svg:offset="1" loext:color-type="rgb" loext:color-value="#0288d1"/>
    </draw:gradient>
    <draw:gradient draw:name="Gradient_20_176" draw:display-name="Gradient 176" draw:style="linear" draw:start-color="#5c6bc0" draw:end-color="#1a237e" draw:start-intensity="100%" draw:end-intensity="100%" draw:angle="30deg" draw:border="0%">
      <loext:gradient-stop svg:offset="0" loext:color-type="rgb" loext:color-value="#5c6bc0"/>
      <loext:gradient-stop svg:offset="1" loext:color-type="rgb" loext:color-value="#1a237e"/>
    </draw:gradient>
    <draw:gradient draw:name="Gradient_20_19" draw:display-name="Gradient 19" draw:style="linear" draw:start-color="#ffd7d7" draw:end-color="#ff3838" draw:start-intensity="100%" draw:end-intensity="100%" draw:angle="30deg" draw:border="0%">
      <loext:gradient-stop svg:offset="0" loext:color-type="rgb" loext:color-value="#ffd7d7"/>
      <loext:gradient-stop svg:offset="1" loext:color-type="rgb" loext:color-value="#ff3838"/>
    </draw:gradient>
    <draw:gradient draw:name="Gradient_20_22" draw:display-name="Gradient 22" draw:style="linear" draw:start-color="#ffd7d7" draw:end-color="#ea7500" draw:start-intensity="100%" draw:end-intensity="100%" draw:angle="30deg" draw:border="0%">
      <loext:gradient-stop svg:offset="0" loext:color-type="rgb" loext:color-value="#ffd7d7"/>
      <loext:gradient-stop svg:offset="1" loext:color-type="rgb" loext:color-value="#ea7500"/>
    </draw:gradient>
    <draw:gradient draw:name="Gradient_20_40" draw:display-name="Gradient 40" draw:style="linear" draw:start-color="#d62e4e" draw:end-color="#000000" draw:start-intensity="100%" draw:end-intensity="100%" draw:angle="30deg" draw:border="0%">
      <loext:gradient-stop svg:offset="0" loext:color-type="rgb" loext:color-value="#d62e4e"/>
      <loext:gradient-stop svg:offset="1" loext:color-type="rgb" loext:color-value="#000000"/>
    </draw:gradient>
    <draw:gradient draw:name="Gradient_20_41" draw:display-name="Gradient 41" draw:style="linear" draw:start-color="#8d1d75" draw:end-color="#000000" draw:start-intensity="100%" draw:end-intensity="100%" draw:angle="30deg" draw:border="0%">
      <loext:gradient-stop svg:offset="0" loext:color-type="rgb" loext:color-value="#8d1d75"/>
      <loext:gradient-stop svg:offset="1" loext:color-type="rgb" loext:color-value="#000000"/>
    </draw:gradient>
    <draw:gradient draw:name="Gradient_20_43" draw:display-name="Gradient 43" draw:style="linear" draw:start-color="#f10d0c" draw:end-color="#000000" draw:start-intensity="100%" draw:end-intensity="100%" draw:angle="30deg" draw:border="0%">
      <loext:gradient-stop svg:offset="0" loext:color-type="rgb" loext:color-value="#f10d0c"/>
      <loext:gradient-stop svg:offset="1" loext:color-type="rgb" loext:color-value="#000000"/>
    </draw:gradient>
    <draw:gradient draw:name="Gradient_20_46" draw:display-name="Gradient 46" draw:style="linear" draw:start-color="#ff0000" draw:end-color="#9b0300" draw:start-intensity="100%" draw:end-intensity="100%" draw:angle="30deg" draw:border="0%">
      <loext:gradient-stop svg:offset="0" loext:color-type="rgb" loext:color-value="#ff0000"/>
      <loext:gradient-stop svg:offset="1" loext:color-type="rgb" loext:color-value="#9b0300"/>
    </draw:gradient>
    <draw:gradient draw:name="Gradient_20_48" draw:display-name="Gradient 48" draw:style="linear" draw:start-color="#ffd7d7" draw:end-color="#c9211e" draw:start-intensity="100%" draw:end-intensity="100%" draw:angle="30deg" draw:border="0%">
      <loext:gradient-stop svg:offset="0" loext:color-type="rgb" loext:color-value="#ffd7d7"/>
      <loext:gradient-stop svg:offset="1" loext:color-type="rgb" loext:color-value="#c9211e"/>
    </draw:gradient>
    <draw:gradient draw:name="Gradient_20_50" draw:display-name="Gradient 50" draw:style="linear" draw:start-color="#ffd7d7" draw:end-color="#ff7b59" draw:start-intensity="100%" draw:end-intensity="100%" draw:angle="30deg" draw:border="0%">
      <loext:gradient-stop svg:offset="0" loext:color-type="rgb" loext:color-value="#ffd7d7"/>
      <loext:gradient-stop svg:offset="1" loext:color-type="rgb" loext:color-value="#ff7b59"/>
    </draw:gradient>
    <draw:gradient draw:name="Gradient_20_59" draw:display-name="Gradient 59" draw:style="linear" draw:start-color="#ffde59" draw:end-color="#ffbf00" draw:start-intensity="100%" draw:end-intensity="100%" draw:angle="30deg" draw:border="0%">
      <loext:gradient-stop svg:offset="0" loext:color-type="rgb" loext:color-value="#ffde59"/>
      <loext:gradient-stop svg:offset="1" loext:color-type="rgb" loext:color-value="#ffbf00"/>
    </draw:gradient>
    <draw:gradient draw:name="Gradient_20_60" draw:display-name="Gradient 60" draw:style="linear" draw:start-color="#e8a202" draw:end-color="#b47804" draw:start-intensity="100%" draw:end-intensity="100%" draw:angle="30deg" draw:border="0%">
      <loext:gradient-stop svg:offset="0" loext:color-type="rgb" loext:color-value="#e8a202"/>
      <loext:gradient-stop svg:offset="1" loext:color-type="rgb" loext:color-value="#b47804"/>
    </draw:gradient>
    <draw:gradient draw:name="Gradient_20_65" draw:display-name="Gradient 65" draw:style="linear" draw:start-color="#ffd428" draw:end-color="#ea7500" draw:start-intensity="100%" draw:end-intensity="100%" draw:angle="30deg" draw:border="0%">
      <loext:gradient-stop svg:offset="0" loext:color-type="rgb" loext:color-value="#ffd428"/>
      <loext:gradient-stop svg:offset="1" loext:color-type="rgb" loext:color-value="#ea7500"/>
    </draw:gradient>
    <draw:gradient draw:name="Gradient_20_69" draw:display-name="Gradient 69" draw:style="linear" draw:start-color="#e6e905" draw:end-color="#acb20c" draw:start-intensity="100%" draw:end-intensity="100%" draw:angle="30deg" draw:border="0%">
      <loext:gradient-stop svg:offset="0" loext:color-type="rgb" loext:color-value="#e6e905"/>
      <loext:gradient-stop svg:offset="1" loext:color-type="rgb" loext:color-value="#acb20c"/>
    </draw:gradient>
    <draw:gradient draw:name="Gradient_20_72" draw:display-name="Gradient 72" draw:style="linear" draw:start-color="#ff972f" draw:end-color="#ea7500" draw:start-intensity="100%" draw:end-intensity="100%" draw:angle="30deg" draw:border="0%">
      <loext:gradient-stop svg:offset="0" loext:color-type="rgb" loext:color-value="#ff972f"/>
      <loext:gradient-stop svg:offset="1" loext:color-type="rgb" loext:color-value="#ea7500"/>
    </draw:gradient>
    <draw:gradient draw:name="Gradient_20_74" draw:display-name="Gradient 74" draw:style="linear" draw:start-color="#ffff6d" draw:end-color="#acb20c" draw:start-intensity="100%" draw:end-intensity="100%" draw:angle="30deg" draw:border="0%">
      <loext:gradient-stop svg:offset="0" loext:color-type="rgb" loext:color-value="#ffff6d"/>
      <loext:gradient-stop svg:offset="1" loext:color-type="rgb" loext:color-value="#acb20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6" draw:display-name="Arrowheads 56" svg:viewBox="0 0 20 20" svg:d="M0 20l10-20 10 20z"/>
    <draw:marker draw:name="Arrowheads_20_60" draw:display-name="Arrowheads 60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13" svg:d="M0 13l10-13 10 13z"/>
    <draw:marker draw:name="Arrowheads_20_70" draw:display-name="Arrowheads 70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0:30:20.294291728</meta:creation-date>
    <dc:date>2024-10-07T08:50:29.178086059</dc:date>
    <meta:editing-duration>PT4H14M53S</meta:editing-duration>
    <meta:editing-cycles>8</meta:editing-cycles>
    <meta:generator>LibreOffice/24.8.2.1$Linux_X86_64 LibreOffice_project/480$Build-1</meta:generator>
    <meta:document-statistic meta:object-count="353"/>
  </office:meta>
</office:document-meta>
</file>